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4fd99" officeooo:paragraph-rsid="0004fd99"/>
    </style:style>
    <style:style style:name="P2" style:family="paragraph" style:parent-style-name="Standard">
      <style:text-properties style:text-underline-style="none" fo:font-weight="normal" officeooo:rsid="0017de5f" officeooo:paragraph-rsid="0018ff99" style:font-weight-asian="normal" style:font-weight-complex="normal"/>
    </style:style>
    <style:style style:name="P3" style:family="paragraph" style:parent-style-name="Standard">
      <style:text-properties style:text-underline-style="none" fo:font-weight="normal" officeooo:rsid="0017de5f" officeooo:paragraph-rsid="002d542d" style:font-weight-asian="normal" style:font-weight-complex="normal"/>
    </style:style>
    <style:style style:name="P4" style:family="paragraph" style:parent-style-name="Standard">
      <style:text-properties style:text-underline-style="none" fo:font-weight="normal" officeooo:rsid="0018ff99" officeooo:paragraph-rsid="00193ed3" style:font-weight-asian="normal" style:font-weight-complex="normal"/>
    </style:style>
    <style:style style:name="P5" style:family="paragraph" style:parent-style-name="Standard">
      <style:text-properties style:text-underline-style="none" fo:font-weight="normal" officeooo:rsid="0018ff99" officeooo:paragraph-rsid="00225637" style:font-weight-asian="normal" style:font-weight-complex="normal"/>
    </style:style>
    <style:style style:name="P6" style:family="paragraph" style:parent-style-name="Standard">
      <style:text-properties style:text-underline-style="none" fo:font-weight="normal" officeooo:rsid="0018ff99" officeooo:paragraph-rsid="002d542d" style:font-weight-asian="normal" style:font-weight-complex="normal"/>
    </style:style>
    <style:style style:name="P7" style:family="paragraph" style:parent-style-name="Standard">
      <style:text-properties style:text-underline-style="none" fo:font-weight="normal" officeooo:rsid="0018ff99" officeooo:paragraph-rsid="00659cc8" style:font-weight-asian="normal" style:font-weight-complex="normal"/>
    </style:style>
    <style:style style:name="P8" style:family="paragraph" style:parent-style-name="Standard">
      <style:text-properties style:text-underline-style="none" fo:font-weight="normal" officeooo:rsid="0018ff99" officeooo:paragraph-rsid="0071fa9b" style:font-weight-asian="normal" style:font-weight-complex="normal"/>
    </style:style>
    <style:style style:name="P9" style:family="paragraph" style:parent-style-name="Standard">
      <style:text-properties style:text-underline-style="none" fo:font-weight="normal" officeooo:rsid="001af9d3" officeooo:paragraph-rsid="00193ed3" style:font-weight-asian="normal" style:font-weight-complex="normal"/>
    </style:style>
    <style:style style:name="P10" style:family="paragraph" style:parent-style-name="Standard">
      <style:text-properties style:text-underline-style="none" fo:font-weight="normal" officeooo:rsid="001af9d3" officeooo:paragraph-rsid="001af9d3" style:font-weight-asian="normal" style:font-weight-complex="normal"/>
    </style:style>
    <style:style style:name="P11" style:family="paragraph" style:parent-style-name="Standard">
      <style:text-properties style:text-underline-style="none" fo:font-weight="normal" officeooo:rsid="00225637" officeooo:paragraph-rsid="00225637" style:font-weight-asian="normal" style:font-weight-complex="normal"/>
    </style:style>
    <style:style style:name="P12" style:family="paragraph" style:parent-style-name="Standard">
      <style:text-properties style:text-underline-style="none" fo:font-weight="normal" officeooo:rsid="00225637" officeooo:paragraph-rsid="00659cc8" style:font-weight-asian="normal" style:font-weight-complex="normal"/>
    </style:style>
    <style:style style:name="P13" style:family="paragraph" style:parent-style-name="Standard">
      <style:text-properties style:text-underline-style="none" fo:font-weight="normal" officeooo:rsid="00229260" officeooo:paragraph-rsid="00229260" style:font-weight-asian="normal" style:font-weight-complex="normal"/>
    </style:style>
    <style:style style:name="P14" style:family="paragraph" style:parent-style-name="Standard">
      <style:text-properties style:text-underline-style="none" fo:font-weight="normal" officeooo:rsid="00193ed3" officeooo:paragraph-rsid="00193ed3" style:font-weight-asian="normal" style:font-weight-complex="normal"/>
    </style:style>
    <style:style style:name="P15" style:family="paragraph" style:parent-style-name="Standard">
      <style:text-properties style:text-underline-style="none" fo:font-weight="normal" officeooo:rsid="0013a30c" officeooo:paragraph-rsid="00767fe9" style:font-weight-asian="normal" style:font-weight-complex="normal"/>
    </style:style>
    <style:style style:name="P16" style:family="paragraph" style:parent-style-name="Standard">
      <style:text-properties style:text-underline-style="none" fo:font-weight="normal" officeooo:rsid="0032c1fa" officeooo:paragraph-rsid="00522d1d" style:font-weight-asian="normal" style:font-weight-complex="normal"/>
    </style:style>
    <style:style style:name="P17" style:family="paragraph" style:parent-style-name="Standard">
      <style:text-properties style:text-underline-style="none" fo:font-weight="normal" officeooo:rsid="0016fa07" officeooo:paragraph-rsid="003b24f7" style:font-weight-asian="normal" style:font-weight-complex="normal"/>
    </style:style>
    <style:style style:name="P18" style:family="paragraph" style:parent-style-name="Standard">
      <style:text-properties style:text-underline-style="none" fo:font-weight="normal" officeooo:rsid="0016fa07" officeooo:paragraph-rsid="003e2bf8" style:font-weight-asian="normal" style:font-weight-complex="normal"/>
    </style:style>
    <style:style style:name="P19" style:family="paragraph" style:parent-style-name="Standard">
      <style:text-properties style:text-underline-style="none" fo:font-weight="normal" officeooo:rsid="003b24f7" officeooo:paragraph-rsid="003b24f7" style:font-weight-asian="normal" style:font-weight-complex="normal"/>
    </style:style>
    <style:style style:name="P20" style:family="paragraph" style:parent-style-name="Standard">
      <style:text-properties style:text-underline-style="none" fo:font-weight="normal" officeooo:rsid="00659cc8" officeooo:paragraph-rsid="00659cc8" style:font-weight-asian="normal" style:font-weight-complex="normal"/>
    </style:style>
    <style:style style:name="P21" style:family="paragraph" style:parent-style-name="Standard">
      <style:text-properties style:text-underline-style="none" fo:font-weight="normal" officeooo:rsid="0031eec7" officeooo:paragraph-rsid="003e2bf8" style:font-weight-asian="normal" style:font-weight-complex="normal"/>
    </style:style>
    <style:style style:name="P22" style:family="paragraph" style:parent-style-name="Standard">
      <style:text-properties style:text-underline-style="none" officeooo:rsid="0011b30a" officeooo:paragraph-rsid="00559359"/>
    </style:style>
    <style:style style:name="P23" style:family="paragraph" style:parent-style-name="Standard">
      <style:text-properties style:text-underline-style="solid" style:text-underline-width="auto" style:text-underline-color="font-color" fo:font-weight="bold" officeooo:rsid="0004fd99" officeooo:paragraph-rsid="0004fd99" style:font-weight-asian="bold" style:font-weight-complex="bold"/>
    </style:style>
    <style:style style:name="P24" style:family="paragraph" style:parent-style-name="Standard">
      <style:text-properties style:text-underline-style="solid" style:text-underline-width="auto" style:text-underline-color="font-color" fo:font-weight="bold" officeooo:rsid="001af9d3" officeooo:paragraph-rsid="001af9d3" style:font-weight-asian="bold" style:font-weight-complex="bold"/>
    </style:style>
    <style:style style:name="P25" style:family="paragraph" style:parent-style-name="Standard">
      <style:text-properties style:text-underline-style="solid" style:text-underline-width="auto" style:text-underline-color="font-color" fo:font-weight="bold" officeooo:rsid="00225637" officeooo:paragraph-rsid="00225637" style:font-weight-asian="bold" style:font-weight-complex="bold"/>
    </style:style>
    <style:style style:name="P26" style:family="paragraph" style:parent-style-name="Standard">
      <style:text-properties style:text-underline-style="solid" style:text-underline-width="auto" style:text-underline-color="font-color" fo:font-weight="bold" officeooo:rsid="0018ff99" officeooo:paragraph-rsid="002d542d" style:font-weight-asian="bold" style:font-weight-complex="bold"/>
    </style:style>
    <style:style style:name="P27" style:family="paragraph" style:parent-style-name="Standard">
      <style:text-properties style:text-underline-style="solid" style:text-underline-width="auto" style:text-underline-color="font-color" fo:font-weight="bold" officeooo:rsid="0013a30c" officeooo:paragraph-rsid="002f77a3" style:font-weight-asian="bold" style:font-weight-complex="bold"/>
    </style:style>
    <style:style style:name="P28" style:family="paragraph" style:parent-style-name="Standard">
      <style:text-properties style:text-underline-style="solid" style:text-underline-width="auto" style:text-underline-color="font-color" fo:font-weight="bold" officeooo:rsid="0013a30c" officeooo:paragraph-rsid="003448ae" style:font-weight-asian="bold" style:font-weight-complex="bold"/>
    </style:style>
    <style:style style:name="P29" style:family="paragraph" style:parent-style-name="Standard">
      <style:text-properties style:text-underline-style="solid" style:text-underline-width="auto" style:text-underline-color="font-color" fo:font-weight="bold" officeooo:rsid="000e8fd3" officeooo:paragraph-rsid="002f77a3" style:font-weight-asian="bold" style:font-weight-complex="bold"/>
    </style:style>
    <style:style style:name="P30" style:family="paragraph" style:parent-style-name="Standard">
      <style:text-properties style:text-underline-style="solid" style:text-underline-width="auto" style:text-underline-color="font-color" fo:font-weight="bold" officeooo:rsid="000e8fd3" officeooo:paragraph-rsid="005d05a2" style:font-weight-asian="bold" style:font-weight-complex="bold"/>
    </style:style>
    <style:style style:name="P31" style:family="paragraph" style:parent-style-name="Standard">
      <style:text-properties style:text-underline-style="solid" style:text-underline-width="auto" style:text-underline-color="font-color" fo:font-weight="bold" officeooo:rsid="0011b30a" officeooo:paragraph-rsid="00559359" style:font-weight-asian="bold" style:font-weight-complex="bold"/>
    </style:style>
    <style:style style:name="P32" style:family="paragraph" style:parent-style-name="Standard">
      <style:text-properties style:text-underline-style="solid" style:text-underline-width="auto" style:text-underline-color="font-color" fo:font-weight="bold" officeooo:rsid="00315a21" officeooo:paragraph-rsid="00347c88" style:font-weight-asian="bold" style:font-weight-complex="bold"/>
    </style:style>
    <style:style style:name="P33" style:family="paragraph" style:parent-style-name="Standard">
      <style:text-properties style:text-underline-style="solid" style:text-underline-width="auto" style:text-underline-color="font-color" fo:font-weight="bold" officeooo:rsid="00315a21" officeooo:paragraph-rsid="003448ae" style:font-weight-asian="bold" style:font-weight-complex="bold"/>
    </style:style>
    <style:style style:name="P34" style:family="paragraph" style:parent-style-name="Standard">
      <style:text-properties style:text-underline-style="solid" style:text-underline-width="auto" style:text-underline-color="font-color" fo:font-weight="bold" officeooo:rsid="00571103" officeooo:paragraph-rsid="005d05a2" style:font-weight-asian="bold" style:font-weight-complex="bold"/>
    </style:style>
    <style:style style:name="P35" style:family="paragraph" style:parent-style-name="Standard">
      <style:text-properties style:text-underline-style="solid" style:text-underline-width="auto" style:text-underline-color="font-color" fo:font-weight="bold" officeooo:rsid="00659cc8" officeooo:paragraph-rsid="00659cc8" style:font-weight-asian="bold" style:font-weight-complex="bold"/>
    </style:style>
    <style:style style:name="P36" style:family="paragraph" style:parent-style-name="Standard">
      <style:text-properties style:text-underline-style="solid" style:text-underline-width="auto" style:text-underline-color="font-color" fo:font-weight="normal" officeooo:rsid="00347c88" officeooo:paragraph-rsid="003448ae" style:font-weight-asian="normal" style:font-weight-complex="normal"/>
    </style:style>
    <style:style style:name="P37" style:family="paragraph" style:parent-style-name="Standard">
      <style:text-properties officeooo:rsid="0016fa07" officeooo:paragraph-rsid="002f77a3"/>
    </style:style>
    <style:style style:name="P38" style:family="paragraph" style:parent-style-name="Standard">
      <style:text-properties officeooo:rsid="001891fe" officeooo:paragraph-rsid="002f77a3"/>
    </style:style>
    <style:style style:name="P39" style:family="paragraph" style:parent-style-name="Standard">
      <style:text-properties officeooo:rsid="001891fe" officeooo:paragraph-rsid="00304d69"/>
    </style:style>
    <style:style style:name="P40" style:family="paragraph" style:parent-style-name="Standard">
      <style:text-properties officeooo:rsid="00571103" officeooo:paragraph-rsid="005d05a2"/>
    </style:style>
    <style:style style:name="P41" style:family="paragraph" style:parent-style-name="Standard">
      <style:text-properties fo:font-size="14pt" style:text-underline-style="solid" style:text-underline-width="auto" style:text-underline-color="font-color" fo:font-weight="bold" officeooo:rsid="002b8c1e" officeooo:paragraph-rsid="002d542d" style:font-size-asian="14pt" style:font-weight-asian="bold" style:font-size-complex="14pt" style:font-weight-complex="bold"/>
    </style:style>
    <style:style style:name="P42" style:family="paragraph" style:parent-style-name="Standard">
      <style:text-properties fo:font-size="14pt" style:text-underline-style="solid" style:text-underline-width="auto" style:text-underline-color="font-color" fo:font-weight="bold" officeooo:rsid="0017de5f" officeooo:paragraph-rsid="002d542d" style:font-size-asian="14pt" style:font-weight-asian="bold" style:font-size-complex="14pt" style:font-weight-complex="bold"/>
    </style:style>
    <style:style style:name="P43" style:family="paragraph" style:parent-style-name="Standard">
      <style:text-properties fo:font-size="14pt" style:text-underline-style="solid" style:text-underline-width="auto" style:text-underline-color="font-color" fo:font-weight="bold" officeooo:rsid="0016fa07" officeooo:paragraph-rsid="002f77a3" style:font-size-asian="14pt" style:font-weight-asian="bold" style:font-size-complex="14pt" style:font-weight-complex="bold"/>
    </style:style>
    <style:style style:name="P44" style:family="paragraph" style:parent-style-name="Standard">
      <style:text-properties fo:font-size="14pt" style:text-underline-style="solid" style:text-underline-width="auto" style:text-underline-color="font-color" fo:font-weight="bold" officeooo:rsid="0014ede2" officeooo:paragraph-rsid="002f77a3" style:font-size-asian="14pt" style:font-weight-asian="bold" style:font-size-complex="14pt" style:font-weight-complex="bold"/>
    </style:style>
    <style:style style:name="P45" style:family="paragraph" style:parent-style-name="Standard">
      <style:text-properties fo:font-size="14pt" style:text-underline-style="solid" style:text-underline-width="auto" style:text-underline-color="font-color" fo:font-weight="bold" officeooo:rsid="00315a21" officeooo:paragraph-rsid="003448ae" style:font-size-asian="14pt" style:font-weight-asian="bold" style:font-size-complex="14pt" style:font-weight-complex="bold"/>
    </style:style>
    <style:style style:name="P46" style:family="paragraph" style:parent-style-name="Standard">
      <style:text-properties fo:font-size="14pt" style:text-underline-style="solid" style:text-underline-width="auto" style:text-underline-color="font-color" fo:font-weight="bold" officeooo:rsid="0011b30a" officeooo:paragraph-rsid="00559359" style:font-size-asian="14pt" style:font-weight-asian="bold" style:font-size-complex="14pt" style:font-weight-complex="bold"/>
    </style:style>
    <style:style style:name="P47" style:family="paragraph" style:parent-style-name="Standard">
      <style:text-properties fo:font-size="14pt" style:text-underline-style="solid" style:text-underline-width="auto" style:text-underline-color="font-color" fo:font-weight="bold" officeooo:rsid="005d05a2" officeooo:paragraph-rsid="00559359" style:font-size-asian="14pt" style:font-weight-asian="bold" style:font-size-complex="14pt" style:font-weight-complex="bold"/>
    </style:style>
    <style:style style:name="P48" style:family="paragraph" style:parent-style-name="Standard">
      <style:text-properties fo:color="#800080" loext:opacity="100%" officeooo:paragraph-rsid="002d542d"/>
    </style:style>
    <style:style style:name="P49" style:family="paragraph" style:parent-style-name="Standard">
      <style:text-properties fo:color="#800080" loext:opacity="100%" style:text-underline-style="none" fo:font-weight="normal" officeooo:rsid="00347c88" officeooo:paragraph-rsid="00396723" style:font-weight-asian="normal" style:font-weight-complex="normal"/>
    </style:style>
    <style:style style:name="P50" style:family="paragraph" style:parent-style-name="Standard">
      <style:text-properties fo:color="#800080" loext:opacity="100%" style:text-underline-style="none" fo:font-weight="normal" officeooo:rsid="00229260" officeooo:paragraph-rsid="00229260" style:font-weight-asian="normal" style:font-weight-complex="normal"/>
    </style:style>
    <style:style style:name="P51" style:family="paragraph" style:parent-style-name="Standard">
      <style:text-properties fo:color="#800080" loext:opacity="100%" style:text-underline-style="none" fo:font-weight="normal" officeooo:rsid="00229260" officeooo:paragraph-rsid="00659cc8" style:font-weight-asian="normal" style:font-weight-complex="normal"/>
    </style:style>
    <style:style style:name="P52" style:family="paragraph" style:parent-style-name="Standard">
      <style:text-properties fo:color="#800080" loext:opacity="100%" style:text-underline-style="none" fo:font-weight="normal" officeooo:rsid="001af9d3" officeooo:paragraph-rsid="001af9d3" style:font-weight-asian="normal" style:font-weight-complex="normal"/>
    </style:style>
    <style:style style:name="P53" style:family="paragraph" style:parent-style-name="Standard">
      <style:text-properties fo:color="#800080" loext:opacity="100%" style:text-underline-style="none" officeooo:rsid="0059656b" officeooo:paragraph-rsid="005d05a2"/>
    </style:style>
    <style:style style:name="P54" style:family="paragraph" style:parent-style-name="Standard">
      <style:text-properties fo:color="#800080" loext:opacity="100%" style:text-underline-style="solid" style:text-underline-width="auto" style:text-underline-color="font-color" fo:font-weight="bold" officeooo:rsid="00396723" officeooo:paragraph-rsid="0070710a" style:font-weight-asian="bold" style:font-weight-complex="bold"/>
    </style:style>
    <style:style style:name="P55" style:family="paragraph" style:parent-style-name="Standard">
      <style:text-properties fo:color="#800080" loext:opacity="100%" officeooo:rsid="0016fa07" officeooo:paragraph-rsid="002f77a3"/>
    </style:style>
    <style:style style:name="P56" style:family="paragraph" style:parent-style-name="Standard">
      <style:text-properties fo:color="#800080" loext:opacity="100%" fo:font-style="normal" officeooo:rsid="001891fe" officeooo:paragraph-rsid="001891fe" style:font-style-asian="normal" style:font-style-complex="normal"/>
    </style:style>
    <style:style style:name="P57" style:family="paragraph" style:parent-style-name="Standard">
      <style:text-properties fo:color="#800080" loext:opacity="100%" fo:font-style="normal" officeooo:rsid="001891fe" officeooo:paragraph-rsid="002f77a3" style:font-style-asian="normal" style:font-style-complex="normal"/>
    </style:style>
    <style:style style:name="P58" style:family="paragraph" style:parent-style-name="Standard">
      <style:text-properties fo:color="#800080" loext:opacity="100%" fo:font-style="normal" officeooo:rsid="00347c88" officeooo:paragraph-rsid="00767fe9" style:font-style-asian="normal" style:font-style-complex="normal"/>
    </style:style>
    <style:style style:name="P59" style:family="paragraph" style:parent-style-name="Standard">
      <style:text-properties fo:color="#800080" loext:opacity="100%" fo:font-style="normal" officeooo:rsid="00347c88" officeooo:paragraph-rsid="0077f4c1" style:font-style-asian="normal" style:font-style-complex="normal"/>
    </style:style>
    <style:style style:name="P60" style:family="paragraph" style:parent-style-name="Standard">
      <style:text-properties fo:color="#800080" loext:opacity="100%" fo:font-style="normal" officeooo:rsid="00347c88" officeooo:paragraph-rsid="007984a7" style:font-style-asian="normal" style:font-style-complex="normal"/>
    </style:style>
    <style:style style:name="P61" style:family="paragraph" style:parent-style-name="Standard">
      <style:text-properties fo:color="#800080" loext:opacity="100%" fo:font-style="normal" style:text-underline-style="none" officeooo:rsid="00125fff" officeooo:paragraph-rsid="005b3a10" style:font-style-asian="normal" style:font-style-complex="normal"/>
    </style:style>
    <style:style style:name="P62" style:family="paragraph" style:parent-style-name="Standard">
      <style:text-properties fo:color="#ff0000" loext:opacity="100%" officeooo:paragraph-rsid="002d542d"/>
    </style:style>
    <style:style style:name="P63" style:family="paragraph" style:parent-style-name="Standard">
      <style:text-properties fo:color="#ff0000" loext:opacity="100%" style:text-underline-style="none" fo:font-weight="normal" officeooo:rsid="00347c88" officeooo:paragraph-rsid="006f9d8d" style:font-weight-asian="normal" style:font-weight-complex="normal"/>
    </style:style>
    <style:style style:name="P64" style:family="paragraph" style:parent-style-name="Standard">
      <style:text-properties fo:color="#ff0000" loext:opacity="100%" style:text-underline-style="none" fo:font-weight="normal" officeooo:rsid="00347c88" officeooo:paragraph-rsid="0070710a" style:font-weight-asian="normal" style:font-weight-complex="normal"/>
    </style:style>
    <style:style style:name="P65" style:family="paragraph" style:parent-style-name="Standard">
      <style:text-properties fo:color="#ff0000" loext:opacity="100%" style:text-underline-style="none" fo:font-weight="normal" officeooo:rsid="00347c88" officeooo:paragraph-rsid="0070ffc4" style:font-weight-asian="normal" style:font-weight-complex="normal"/>
    </style:style>
    <style:style style:name="P66" style:family="paragraph" style:parent-style-name="Standard">
      <style:text-properties fo:color="#ff0000" loext:opacity="100%" style:text-underline-style="none" fo:font-weight="normal" officeooo:rsid="00347c88" officeooo:paragraph-rsid="0071114b" style:font-weight-asian="normal" style:font-weight-complex="normal"/>
    </style:style>
    <style:style style:name="P67" style:family="paragraph" style:parent-style-name="Standard">
      <style:text-properties fo:color="#ff0000" loext:opacity="100%" style:text-underline-style="none" fo:font-weight="normal" officeooo:rsid="00347c88" officeooo:paragraph-rsid="007984a7" style:font-weight-asian="normal" style:font-weight-complex="normal"/>
    </style:style>
    <style:style style:name="P68" style:family="paragraph" style:parent-style-name="Standard">
      <style:text-properties fo:color="#ff0000" loext:opacity="100%" fo:font-style="normal" style:text-underline-style="none" fo:font-weight="normal" officeooo:rsid="00347c88" officeooo:paragraph-rsid="00743dd1" style:font-style-asian="normal" style:font-weight-asian="normal" style:font-style-complex="normal" style:font-weight-complex="normal"/>
    </style:style>
    <style:style style:name="P69" style:family="paragraph" style:parent-style-name="Standard">
      <style:text-properties fo:color="#ff0000" loext:opacity="100%" fo:font-style="normal" style:text-underline-style="none" fo:font-weight="normal" officeooo:rsid="00347c88" officeooo:paragraph-rsid="0086779d" style:font-style-asian="normal" style:font-weight-asian="normal" style:font-style-complex="normal" style:font-weight-complex="normal"/>
    </style:style>
    <style:style style:name="P70" style:family="paragraph" style:parent-style-name="Standard">
      <style:text-properties fo:color="#ff0000" loext:opacity="100%" fo:font-style="normal" style:text-underline-style="none" fo:font-weight="normal" officeooo:rsid="00347c88" officeooo:paragraph-rsid="00884617" style:font-style-asian="normal" style:font-weight-asian="normal" style:font-style-complex="normal" style:font-weight-complex="normal"/>
    </style:style>
    <style:style style:name="P71" style:family="paragraph" style:parent-style-name="Standard">
      <style:text-properties fo:color="#ff0000" loext:opacity="100%" fo:font-style="normal" style:text-underline-style="none" fo:font-weight="normal" officeooo:rsid="00347c88" officeooo:paragraph-rsid="0089931d" style:font-style-asian="normal" style:font-weight-asian="normal" style:font-style-complex="normal" style:font-weight-complex="normal"/>
    </style:style>
    <style:style style:name="P72" style:family="paragraph" style:parent-style-name="Standard">
      <style:text-properties fo:color="#ff0000" loext:opacity="100%" fo:font-style="normal" style:text-underline-style="none" fo:font-weight="normal" officeooo:rsid="0018ff99" officeooo:paragraph-rsid="0070ffc4" style:font-style-asian="normal" style:font-weight-asian="normal" style:font-style-complex="normal" style:font-weight-complex="normal"/>
    </style:style>
    <style:style style:name="P73" style:family="paragraph" style:parent-style-name="Standard">
      <style:text-properties fo:color="#ff0000" loext:opacity="100%" fo:font-style="normal" style:text-underline-style="none" officeooo:rsid="00347c88" officeooo:paragraph-rsid="007f2843" style:font-style-asian="normal" style:font-style-complex="normal"/>
    </style:style>
    <style:style style:name="P74" style:family="paragraph" style:parent-style-name="Standard">
      <style:text-properties fo:color="#ff0000" loext:opacity="100%" fo:font-style="normal" style:text-underline-style="none" officeooo:rsid="00347c88" officeooo:paragraph-rsid="008e85ff" style:font-style-asian="normal" style:font-style-complex="normal"/>
    </style:style>
    <style:style style:name="P75" style:family="paragraph" style:parent-style-name="Standard">
      <style:text-properties fo:color="#ff0000" loext:opacity="100%" fo:font-style="normal" style:text-underline-style="none" officeooo:rsid="00347c88" officeooo:paragraph-rsid="0080ea5d" style:font-style-asian="normal" style:font-style-complex="normal"/>
    </style:style>
    <style:style style:name="P76" style:family="paragraph" style:parent-style-name="Standard">
      <style:text-properties fo:color="#ff0000" loext:opacity="100%" fo:font-style="normal" style:text-underline-style="none" officeooo:rsid="00347c88" officeooo:paragraph-rsid="0092e9ec" style:font-style-asian="normal" style:font-style-complex="normal"/>
    </style:style>
    <style:style style:name="P77" style:family="paragraph" style:parent-style-name="Standard">
      <style:text-properties fo:color="#ff0000" loext:opacity="100%" fo:font-style="normal" style:text-underline-style="none" officeooo:rsid="00347c88" officeooo:paragraph-rsid="00934827" style:font-style-asian="normal" style:font-style-complex="normal"/>
    </style:style>
    <style:style style:name="P78" style:family="paragraph" style:parent-style-name="Standard">
      <style:text-properties fo:color="#ff0000" loext:opacity="100%" fo:font-style="normal" officeooo:rsid="00347c88" officeooo:paragraph-rsid="007b5948" style:font-style-asian="normal" style:font-style-complex="normal"/>
    </style:style>
    <style:style style:name="P79" style:family="paragraph" style:parent-style-name="Standard">
      <style:text-properties officeooo:rsid="00347c88" officeooo:paragraph-rsid="007ae36b"/>
    </style:style>
    <style:style style:name="P80" style:family="paragraph" style:parent-style-name="Standard">
      <style:text-properties officeooo:rsid="0080ea5d" officeooo:paragraph-rsid="0080ea5d"/>
    </style:style>
    <style:style style:name="P81" style:family="paragraph" style:parent-style-name="Standard">
      <style:text-properties fo:font-style="italic" style:text-underline-style="none" fo:font-weight="normal" officeooo:rsid="0013a30c" officeooo:paragraph-rsid="005d05a2" style:font-style-asian="italic" style:font-weight-asian="normal" style:font-style-complex="italic" style:font-weight-complex="normal"/>
    </style:style>
    <style:style style:name="P82" style:family="paragraph" style:parent-style-name="Standard">
      <style:text-properties fo:font-style="normal" style:text-underline-style="none" fo:font-weight="normal" officeooo:rsid="0081c044" officeooo:paragraph-rsid="0080ea5d" style:font-style-asian="normal" style:font-weight-asian="normal" style:font-style-complex="normal" style:font-weight-complex="normal"/>
    </style:style>
    <style:style style:name="P83" style:family="paragraph" style:parent-style-name="Standard">
      <style:text-properties style:text-underline-style="solid" style:text-underline-width="auto" style:text-underline-color="font-color" fo:font-weight="bold" officeooo:rsid="000e8fd3" officeooo:paragraph-rsid="009ac766" style:font-weight-asian="bold" style:font-weight-complex="bold"/>
    </style:style>
    <style:style style:name="P84" style:family="paragraph" style:parent-style-name="Standard">
      <style:text-properties style:text-underline-style="solid" style:text-underline-width="auto" style:text-underline-color="font-color" fo:font-weight="normal" officeooo:rsid="000717bd" officeooo:paragraph-rsid="00a82c54" style:font-weight-asian="normal" style:font-weight-complex="normal"/>
    </style:style>
    <style:style style:name="P85" style:family="paragraph" style:parent-style-name="Standard">
      <style:text-properties fo:font-style="italic" style:text-underline-style="none" fo:font-weight="normal" officeooo:rsid="0016fa07" officeooo:paragraph-rsid="00522d1d" style:font-style-asian="italic" style:font-weight-asian="normal" style:font-style-complex="italic" style:font-weight-complex="normal"/>
    </style:style>
    <style:style style:name="P86" style:family="paragraph" style:parent-style-name="Standard">
      <style:text-properties fo:font-style="italic" style:text-underline-style="none" fo:font-weight="normal" officeooo:rsid="0016fa07" officeooo:paragraph-rsid="0053ec08" style:font-style-asian="italic" style:font-weight-asian="normal" style:font-style-complex="italic" style:font-weight-complex="normal"/>
    </style:style>
    <style:style style:name="P87" style:family="paragraph" style:parent-style-name="Standard">
      <style:text-properties fo:font-style="italic" style:text-underline-style="none" fo:font-weight="normal" officeooo:rsid="0013a30c" officeooo:paragraph-rsid="005d05a2" style:font-style-asian="italic" style:font-weight-asian="normal" style:font-style-complex="italic" style:font-weight-complex="normal"/>
    </style:style>
    <style:style style:name="P88" style:family="paragraph" style:parent-style-name="Standard">
      <style:text-properties fo:font-style="italic" style:text-underline-style="solid" style:text-underline-width="auto" style:text-underline-color="font-color" fo:font-weight="bold" officeooo:rsid="002ad002" officeooo:paragraph-rsid="00a82c54" style:font-style-asian="italic" style:font-weight-asian="bold" style:font-style-complex="italic" style:font-weight-complex="bold"/>
    </style:style>
    <style:style style:name="P89" style:family="paragraph" style:parent-style-name="Standard">
      <style:text-properties fo:font-size="14pt" style:text-underline-style="solid" style:text-underline-width="auto" style:text-underline-color="font-color" fo:font-weight="bold" officeooo:rsid="0017de5f" officeooo:paragraph-rsid="002d542d" style:font-size-asian="14pt" style:font-weight-asian="bold" style:font-size-complex="14pt" style:font-weight-complex="bold"/>
    </style:style>
    <style:style style:name="P90" style:family="paragraph" style:parent-style-name="Standard">
      <style:text-properties fo:font-size="14pt" style:text-underline-style="solid" style:text-underline-width="auto" style:text-underline-color="font-color" fo:font-weight="bold" officeooo:rsid="0050af4a" officeooo:paragraph-rsid="009ac766" style:font-size-asian="14pt" style:font-weight-asian="bold" style:font-size-complex="14pt" style:font-weight-complex="bold"/>
    </style:style>
    <style:style style:name="P91" style:family="paragraph" style:parent-style-name="Standard">
      <style:text-properties fo:font-size="14pt" style:text-underline-style="solid" style:text-underline-width="auto" style:text-underline-color="font-color" fo:font-weight="bold" officeooo:rsid="0053ec08" officeooo:paragraph-rsid="009ac766" style:font-size-asian="14pt" style:font-weight-asian="bold" style:font-size-complex="14pt" style:font-weight-complex="bold"/>
    </style:style>
    <style:style style:name="P92" style:family="paragraph" style:parent-style-name="Standard">
      <style:text-properties fo:font-size="14pt" style:text-underline-style="solid" style:text-underline-width="auto" style:text-underline-color="font-color" fo:font-weight="bold" officeooo:rsid="002ad002" officeooo:paragraph-rsid="009e7dce" style:font-size-asian="14pt" style:font-weight-asian="bold" style:font-size-complex="14pt" style:font-weight-complex="bold"/>
    </style:style>
    <style:style style:name="P93" style:family="paragraph" style:parent-style-name="Standard">
      <style:text-properties style:text-underline-style="none" fo:font-weight="normal" officeooo:rsid="001891fe" officeooo:paragraph-rsid="009ac766" style:font-weight-asian="normal" style:font-weight-complex="normal"/>
    </style:style>
    <style:style style:name="P94" style:family="paragraph" style:parent-style-name="Standard">
      <style:text-properties style:text-underline-style="none" fo:font-weight="normal" officeooo:rsid="0018ff99" officeooo:paragraph-rsid="002d542d" style:font-weight-asian="normal" style:font-weight-complex="normal"/>
    </style:style>
    <style:style style:name="P95" style:family="paragraph" style:parent-style-name="Standard">
      <style:text-properties style:text-underline-style="none" fo:font-weight="normal" officeooo:rsid="0018ff99" officeooo:paragraph-rsid="009e7dce" style:font-weight-asian="normal" style:font-weight-complex="normal"/>
    </style:style>
    <style:style style:name="P96" style:family="paragraph" style:parent-style-name="Standard">
      <style:text-properties style:text-underline-style="none" fo:font-weight="normal" officeooo:rsid="002ad002" officeooo:paragraph-rsid="009e7dce" style:font-weight-asian="normal" style:font-weight-complex="normal"/>
    </style:style>
    <style:style style:name="P97" style:family="paragraph" style:parent-style-name="Standard">
      <style:text-properties style:text-underline-style="none" fo:font-weight="normal" officeooo:rsid="00a6a9ea" officeooo:paragraph-rsid="00a6a9ea" style:font-weight-asian="normal" style:font-weight-complex="normal"/>
    </style:style>
    <style:style style:name="P98" style:family="paragraph" style:parent-style-name="Standard">
      <style:text-properties style:text-underline-style="none" fo:font-weight="normal" officeooo:rsid="00347c88" officeooo:paragraph-rsid="00a82c54" style:font-weight-asian="normal" style:font-weight-complex="normal"/>
    </style:style>
    <style:style style:name="P99" style:family="paragraph" style:parent-style-name="Standard">
      <style:text-properties style:text-underline-style="none" fo:font-weight="normal" officeooo:rsid="00225637" officeooo:paragraph-rsid="00225637" style:font-weight-asian="normal" style:font-weight-complex="normal"/>
    </style:style>
    <style:style style:name="P100" style:family="paragraph" style:parent-style-name="Standard">
      <style:text-properties fo:color="#800080" loext:opacity="100%" style:text-underline-style="none" fo:font-weight="normal" officeooo:rsid="00229260" officeooo:paragraph-rsid="009e7dce" style:font-weight-asian="normal" style:font-weight-complex="normal"/>
    </style:style>
    <style:style style:name="P101" style:family="paragraph" style:parent-style-name="Standard">
      <style:text-properties officeooo:rsid="0016fa07" officeooo:paragraph-rsid="002f77a3"/>
    </style:style>
    <style:style style:name="P102" style:family="paragraph" style:parent-style-name="Standard">
      <style:text-properties officeooo:rsid="00571103" officeooo:paragraph-rsid="009ac766"/>
    </style:style>
    <style:style style:name="P103" style:family="paragraph" style:parent-style-name="Standard">
      <style:text-properties officeooo:rsid="001891fe" officeooo:paragraph-rsid="009ac766"/>
    </style:style>
    <style:style style:name="P104" style:family="paragraph" style:parent-style-name="Standard">
      <style:text-properties officeooo:rsid="001891fe" officeooo:paragraph-rsid="00a5a29f"/>
    </style:style>
    <style:style style:name="P105" style:family="paragraph" style:parent-style-name="Standard">
      <style:text-properties officeooo:rsid="00347c88" officeooo:paragraph-rsid="007ae36b"/>
    </style:style>
    <style:style style:name="P106" style:family="paragraph" style:parent-style-name="Standard">
      <style:text-properties officeooo:rsid="00347c88" officeooo:paragraph-rsid="00a6d93a"/>
    </style:style>
    <style:style style:name="P107" style:family="paragraph" style:parent-style-name="Standard">
      <style:text-properties officeooo:rsid="0004fd99" officeooo:paragraph-rsid="0004fd99"/>
    </style:style>
    <style:style style:name="P108" style:family="paragraph" style:parent-style-name="Standard">
      <style:text-properties fo:color="#000000" loext:opacity="100%" fo:font-style="italic" style:text-underline-style="solid" style:text-underline-width="auto" style:text-underline-color="font-color" fo:font-weight="normal" officeooo:rsid="000717bd" officeooo:paragraph-rsid="0053ec08" style:font-style-asian="italic" style:font-weight-asian="normal" style:font-style-complex="italic" style:font-weight-complex="normal"/>
    </style:style>
    <style:style style:name="P109" style:family="paragraph" style:parent-style-name="Standard">
      <style:text-properties fo:color="#ff0000" loext:opacity="100%" fo:font-style="normal" style:text-underline-style="none" fo:font-weight="normal" officeooo:rsid="00347c88" officeooo:paragraph-rsid="00a82c54" style:font-style-asian="normal" style:font-weight-asian="normal" style:font-style-complex="normal" style:font-weight-complex="normal"/>
    </style:style>
    <style:style style:name="P110" style:family="paragraph" style:parent-style-name="Standard">
      <style:text-properties fo:color="#ff0000" loext:opacity="100%" fo:font-style="normal" style:text-underline-style="none" fo:font-weight="normal" officeooo:rsid="00743dd1" officeooo:paragraph-rsid="00304d69" style:font-style-asian="normal" style:font-weight-asian="normal" style:font-style-complex="normal" style:font-weight-complex="normal"/>
    </style:style>
    <style:style style:name="P111" style:family="paragraph" style:parent-style-name="Standard">
      <style:text-properties fo:color="#ff0000" loext:opacity="100%" fo:font-style="normal" style:text-underline-style="none" fo:font-weight="normal" officeooo:rsid="0018ff99" officeooo:paragraph-rsid="0070ffc4" style:font-style-asian="normal" style:font-weight-asian="normal" style:font-style-complex="normal" style:font-weight-complex="normal"/>
    </style:style>
    <style:style style:name="T1" style:family="text">
      <style:text-properties officeooo:rsid="000893dc"/>
    </style:style>
    <style:style style:name="T2" style:family="text">
      <style:text-properties style:text-underline-style="none"/>
    </style:style>
    <style:style style:name="T3" style:family="text">
      <style:text-properties style:text-underline-style="none" officeooo:rsid="000893dc"/>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14ede2" style:font-weight-asian="normal" style:font-weight-complex="normal"/>
    </style:style>
    <style:style style:name="T6" style:family="text">
      <style:text-properties style:text-underline-style="none" fo:font-weight="normal" officeooo:rsid="0016fa07" style:font-weight-asian="normal" style:font-weight-complex="normal"/>
    </style:style>
    <style:style style:name="T7" style:family="text">
      <style:text-properties style:text-underline-style="none" fo:font-weight="normal" officeooo:rsid="0018ff99" style:font-weight-asian="normal" style:font-weight-complex="normal"/>
    </style:style>
    <style:style style:name="T8" style:family="text">
      <style:text-properties style:text-underline-style="none" fo:font-weight="normal" officeooo:rsid="002f77a3" style:font-weight-asian="normal" style:font-weight-complex="normal"/>
    </style:style>
    <style:style style:name="T9" style:family="text">
      <style:text-properties style:text-underline-style="none" fo:font-weight="normal" officeooo:rsid="00300300" style:font-weight-asian="normal" style:font-weight-complex="normal"/>
    </style:style>
    <style:style style:name="T10" style:family="text">
      <style:text-properties style:text-underline-style="none" fo:font-weight="normal" officeooo:rsid="00351860" style:font-weight-asian="normal" style:font-weight-complex="normal"/>
    </style:style>
    <style:style style:name="T11" style:family="text">
      <style:text-properties style:text-underline-style="none" fo:font-weight="normal" officeooo:rsid="004f4725" style:font-weight-asian="normal" style:font-weight-complex="normal"/>
    </style:style>
    <style:style style:name="T12" style:family="text">
      <style:text-properties style:text-underline-style="none" fo:font-weight="normal" officeooo:rsid="0058c8f5" style:font-weight-asian="normal" style:font-weight-complex="normal"/>
    </style:style>
    <style:style style:name="T13" style:family="text">
      <style:text-properties style:text-underline-style="none" fo:font-weight="normal" officeooo:rsid="0059656b" style:font-weight-asian="normal" style:font-weight-complex="normal"/>
    </style:style>
    <style:style style:name="T14" style:family="text">
      <style:text-properties style:text-underline-style="none" fo:font-weight="normal" officeooo:rsid="006e1486" style:font-weight-asian="normal" style:font-weight-complex="normal"/>
    </style:style>
    <style:style style:name="T15" style:family="text">
      <style:text-properties style:text-underline-style="none" fo:font-weight="normal" officeooo:rsid="0070710a" style:font-weight-asian="normal" style:font-weight-complex="normal"/>
    </style:style>
    <style:style style:name="T16" style:family="text">
      <style:text-properties style:text-underline-style="none" fo:font-weight="normal" officeooo:rsid="00767fe9" style:font-weight-asian="normal" style:font-weight-complex="normal"/>
    </style:style>
    <style:style style:name="T17" style:family="text">
      <style:text-properties style:text-underline-style="none" fo:font-weight="normal" officeooo:rsid="0072a8a8" style:font-weight-asian="normal" style:font-weight-complex="normal"/>
    </style:style>
    <style:style style:name="T18" style:family="text">
      <style:text-properties style:text-underline-style="none" fo:font-weight="normal" officeooo:rsid="00743dd1" style:font-weight-asian="normal" style:font-weight-complex="normal"/>
    </style:style>
    <style:style style:name="T19" style:family="text">
      <style:text-properties style:text-underline-style="none" fo:font-weight="normal" officeooo:rsid="007b5948" style:font-weight-asian="normal" style:font-weight-complex="normal"/>
    </style:style>
    <style:style style:name="T20" style:family="text">
      <style:text-properties style:text-underline-style="none" fo:font-weight="normal" officeooo:rsid="008ca03a" style:font-weight-asian="normal" style:font-weight-complex="normal"/>
    </style:style>
    <style:style style:name="T21" style:family="text">
      <style:text-properties style:text-underline-style="none" fo:font-weight="normal" officeooo:rsid="00a7c415" style:font-weight-asian="normal" style:font-weight-complex="normal"/>
    </style:style>
    <style:style style:name="T22" style:family="text">
      <style:text-properties style:text-underline-style="none" officeooo:rsid="00103c5b"/>
    </style:style>
    <style:style style:name="T23" style:family="text">
      <style:text-properties style:text-underline-style="none" officeooo:rsid="00430e14"/>
    </style:style>
    <style:style style:name="T24" style:family="text">
      <style:text-properties style:text-underline-style="none" officeooo:rsid="004c4437"/>
    </style:style>
    <style:style style:name="T25" style:family="text">
      <style:text-properties style:text-underline-style="none" officeooo:rsid="005ebf2e"/>
    </style:style>
    <style:style style:name="T26" style:family="text">
      <style:text-properties style:text-underline-style="none" officeooo:rsid="00778c42"/>
    </style:style>
    <style:style style:name="T27" style:family="text">
      <style:text-properties style:text-underline-style="none" officeooo:rsid="0080ea5d"/>
    </style:style>
    <style:style style:name="T28" style:family="text">
      <style:text-properties style:text-underline-style="none" officeooo:rsid="008bd810"/>
    </style:style>
    <style:style style:name="T29" style:family="text">
      <style:text-properties style:text-underline-style="none" officeooo:rsid="009a993d"/>
    </style:style>
    <style:style style:name="T30" style:family="text">
      <style:text-properties style:text-underline-style="none" officeooo:rsid="00a50a5c"/>
    </style:style>
    <style:style style:name="T31" style:family="text">
      <style:text-properties style:text-underline-style="none" officeooo:rsid="00a5a29f"/>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normal" officeooo:rsid="0014ede2" style:font-weight-asian="normal" style:font-weight-complex="normal"/>
    </style:style>
    <style:style style:name="T34" style:family="text">
      <style:text-properties style:text-underline-style="solid" style:text-underline-width="auto" style:text-underline-color="font-color" fo:font-weight="normal" officeooo:rsid="0016fa07" style:font-weight-asian="normal" style:font-weight-complex="normal"/>
    </style:style>
    <style:style style:name="T35" style:family="text">
      <style:text-properties style:text-underline-style="solid" style:text-underline-width="auto" style:text-underline-color="font-color" fo:font-weight="normal" officeooo:rsid="0018ff99" style:font-weight-asian="normal" style:font-weight-complex="normal"/>
    </style:style>
    <style:style style:name="T36" style:family="text">
      <style:text-properties style:text-underline-style="solid" style:text-underline-width="auto" style:text-underline-color="font-color" fo:font-weight="normal" officeooo:rsid="004f4725" style:font-weight-asian="normal" style:font-weight-complex="normal"/>
    </style:style>
    <style:style style:name="T37" style:family="text">
      <style:text-properties style:text-underline-style="solid" style:text-underline-width="auto" style:text-underline-color="font-color" fo:font-weight="normal" officeooo:rsid="0058c8f5" style:font-weight-asian="normal" style:font-weight-complex="normal"/>
    </style:style>
    <style:style style:name="T38" style:family="text">
      <style:text-properties style:text-underline-style="solid" style:text-underline-width="auto" style:text-underline-color="font-color" fo:font-weight="normal" officeooo:rsid="002f77a3" style:font-weight-asian="normal" style:font-weight-complex="normal"/>
    </style:style>
    <style:style style:name="T39" style:family="text">
      <style:text-properties style:text-underline-style="solid" style:text-underline-width="auto" style:text-underline-color="font-color" fo:font-weight="normal" officeooo:rsid="00767fe9" style:font-weight-asian="normal" style:font-weight-complex="normal"/>
    </style:style>
    <style:style style:name="T40" style:family="text">
      <style:text-properties style:text-underline-style="solid" style:text-underline-width="auto" style:text-underline-color="font-color" fo:font-weight="normal" officeooo:rsid="0013a30c" style:font-weight-asian="normal" style:font-weight-complex="normal"/>
    </style:style>
    <style:style style:name="T41" style:family="text">
      <style:text-properties style:text-underline-style="solid" style:text-underline-width="auto" style:text-underline-color="font-color" fo:font-weight="normal" officeooo:rsid="0070710a" style:font-weight-asian="normal" style:font-weight-complex="normal"/>
    </style:style>
    <style:style style:name="T42" style:family="text">
      <style:text-properties style:text-underline-style="solid" style:text-underline-width="auto" style:text-underline-color="font-color" fo:font-weight="normal" officeooo:rsid="00743dd1" style:font-weight-asian="normal" style:font-weight-complex="normal"/>
    </style:style>
    <style:style style:name="T43" style:family="text">
      <style:text-properties style:text-underline-style="solid" style:text-underline-width="auto" style:text-underline-color="font-color" fo:font-weight="normal" officeooo:rsid="0070ffc4" style:font-weight-asian="normal" style:font-weight-complex="normal"/>
    </style:style>
    <style:style style:name="T44" style:family="text">
      <style:text-properties style:text-underline-style="solid" style:text-underline-width="auto" style:text-underline-color="font-color" fo:font-weight="normal" officeooo:rsid="006e1486" style:font-weight-asian="normal" style:font-weight-complex="normal"/>
    </style:style>
    <style:style style:name="T45" style:family="text">
      <style:text-properties style:text-underline-style="solid" style:text-underline-width="auto" style:text-underline-color="font-color" fo:font-weight="normal" officeooo:rsid="007f2843" style:font-weight-asian="normal" style:font-weight-complex="normal"/>
    </style:style>
    <style:style style:name="T46" style:family="text">
      <style:text-properties style:text-underline-style="solid" style:text-underline-width="auto" style:text-underline-color="font-color" fo:font-weight="normal" officeooo:rsid="0082c763" style:font-weight-asian="normal" style:font-weight-complex="normal"/>
    </style:style>
    <style:style style:name="T47" style:family="text">
      <style:text-properties style:text-underline-style="solid" style:text-underline-width="auto" style:text-underline-color="font-color" fo:font-weight="normal" officeooo:rsid="0092e9ec" style:font-weight-asian="normal" style:font-weight-complex="normal"/>
    </style:style>
    <style:style style:name="T48" style:family="text">
      <style:text-properties style:text-underline-style="solid" style:text-underline-width="auto" style:text-underline-color="font-color" fo:font-weight="normal" officeooo:rsid="00934827" style:font-weight-asian="normal" style:font-weight-complex="normal"/>
    </style:style>
    <style:style style:name="T49" style:family="text">
      <style:text-properties style:text-underline-style="solid" style:text-underline-width="auto" style:text-underline-color="font-color" officeooo:rsid="001891fe"/>
    </style:style>
    <style:style style:name="T50" style:family="text">
      <style:text-properties style:text-underline-style="solid" style:text-underline-width="auto" style:text-underline-color="font-color" fo:font-weight="bold" officeooo:rsid="0018ff99" style:font-weight-asian="bold" style:font-weight-complex="bold"/>
    </style:style>
    <style:style style:name="T51" style:family="text">
      <style:text-properties style:text-underline-style="solid" style:text-underline-width="auto" style:text-underline-color="font-color" officeooo:rsid="0018ff99"/>
    </style:style>
    <style:style style:name="T52" style:family="text">
      <style:text-properties style:text-underline-style="solid" style:text-underline-width="auto" style:text-underline-color="font-color" officeooo:rsid="002ad002"/>
    </style:style>
    <style:style style:name="T53" style:family="text">
      <style:text-properties style:text-underline-style="solid" style:text-underline-width="auto" style:text-underline-color="font-color" officeooo:rsid="003451b1"/>
    </style:style>
    <style:style style:name="T54" style:family="text">
      <style:text-properties style:text-underline-style="solid" style:text-underline-width="auto" style:text-underline-color="font-color" officeooo:rsid="003493fc"/>
    </style:style>
    <style:style style:name="T55" style:family="text">
      <style:text-properties style:text-underline-style="solid" style:text-underline-width="auto" style:text-underline-color="font-color" officeooo:rsid="00396723"/>
    </style:style>
    <style:style style:name="T56" style:family="text">
      <style:text-properties style:text-underline-style="solid" style:text-underline-width="auto" style:text-underline-color="font-color" officeooo:rsid="00660840"/>
    </style:style>
    <style:style style:name="T57" style:family="text">
      <style:text-properties style:text-underline-style="solid" style:text-underline-width="auto" style:text-underline-color="font-color" officeooo:rsid="0070710a"/>
    </style:style>
    <style:style style:name="T58" style:family="text">
      <style:text-properties style:text-underline-style="solid" style:text-underline-width="auto" style:text-underline-color="font-color" officeooo:rsid="0070ffc4"/>
    </style:style>
    <style:style style:name="T59" style:family="text">
      <style:text-properties style:text-underline-style="solid" style:text-underline-width="auto" style:text-underline-color="font-color" officeooo:rsid="0071114b"/>
    </style:style>
    <style:style style:name="T60" style:family="text">
      <style:text-properties style:text-underline-style="solid" style:text-underline-width="auto" style:text-underline-color="font-color" officeooo:rsid="0072a8a8"/>
    </style:style>
    <style:style style:name="T61" style:family="text">
      <style:text-properties style:text-underline-style="solid" style:text-underline-width="auto" style:text-underline-color="font-color" officeooo:rsid="00743dd1"/>
    </style:style>
    <style:style style:name="T62" style:family="text">
      <style:text-properties style:text-underline-style="solid" style:text-underline-width="auto" style:text-underline-color="font-color" officeooo:rsid="0044e57a"/>
    </style:style>
    <style:style style:name="T63" style:family="text">
      <style:text-properties style:text-underline-style="solid" style:text-underline-width="auto" style:text-underline-color="font-color" officeooo:rsid="0082c763"/>
    </style:style>
    <style:style style:name="T64" style:family="text">
      <style:text-properties style:text-underline-style="solid" style:text-underline-width="auto" style:text-underline-color="font-color" officeooo:rsid="005b3a10"/>
    </style:style>
    <style:style style:name="T65" style:family="text">
      <style:text-properties style:text-underline-style="solid" style:text-underline-width="auto" style:text-underline-color="font-color" officeooo:rsid="00852b80"/>
    </style:style>
    <style:style style:name="T66" style:family="text">
      <style:text-properties style:text-underline-style="solid" style:text-underline-width="auto" style:text-underline-color="font-color" officeooo:rsid="0086779d"/>
    </style:style>
    <style:style style:name="T67" style:family="text">
      <style:text-properties style:text-underline-style="solid" style:text-underline-width="auto" style:text-underline-color="font-color" officeooo:rsid="00884617"/>
    </style:style>
    <style:style style:name="T68" style:family="text">
      <style:text-properties style:text-underline-style="solid" style:text-underline-width="auto" style:text-underline-color="font-color" officeooo:rsid="0089931d"/>
    </style:style>
    <style:style style:name="T69" style:family="text">
      <style:text-properties style:text-underline-style="solid" style:text-underline-width="auto" style:text-underline-color="font-color" officeooo:rsid="008b4e74"/>
    </style:style>
    <style:style style:name="T70" style:family="text">
      <style:text-properties style:text-underline-style="solid" style:text-underline-width="auto" style:text-underline-color="font-color" officeooo:rsid="00b1edf0"/>
    </style:style>
    <style:style style:name="T71" style:family="text">
      <style:text-properties officeooo:rsid="00125fff"/>
    </style:style>
    <style:style style:name="T72" style:family="text">
      <style:text-properties officeooo:rsid="0014ede2"/>
    </style:style>
    <style:style style:name="T73" style:family="text">
      <style:text-properties officeooo:rsid="001696c7"/>
    </style:style>
    <style:style style:name="T74" style:family="text">
      <style:text-properties officeooo:rsid="001891fe"/>
    </style:style>
    <style:style style:name="T75" style:family="text">
      <style:text-properties officeooo:rsid="0018ff99"/>
    </style:style>
    <style:style style:name="T76" style:family="text">
      <style:text-properties officeooo:rsid="00193ed3"/>
    </style:style>
    <style:style style:name="T77" style:family="text">
      <style:text-properties officeooo:rsid="00225637"/>
    </style:style>
    <style:style style:name="T78" style:family="text">
      <style:text-properties officeooo:rsid="00229260"/>
    </style:style>
    <style:style style:name="T79" style:family="text">
      <style:text-properties officeooo:rsid="0029315e"/>
    </style:style>
    <style:style style:name="T80" style:family="text">
      <style:text-properties officeooo:rsid="002ad002"/>
    </style:style>
    <style:style style:name="T81" style:family="text">
      <style:text-properties fo:font-weight="normal" officeooo:rsid="0018ff99" style:font-weight-asian="normal" style:font-weight-complex="normal"/>
    </style:style>
    <style:style style:name="T82" style:family="text">
      <style:text-properties fo:font-weight="normal" officeooo:rsid="0016fa07" style:font-weight-asian="normal" style:font-weight-complex="normal"/>
    </style:style>
    <style:style style:name="T83" style:family="text">
      <style:text-properties fo:font-weight="normal" officeooo:rsid="0013a30c" style:font-weight-asian="normal" style:font-weight-complex="normal"/>
    </style:style>
    <style:style style:name="T84" style:family="text">
      <style:text-properties fo:font-weight="normal" officeooo:rsid="007f2843" style:font-weight-asian="normal" style:font-weight-complex="normal"/>
    </style:style>
    <style:style style:name="T85" style:family="text">
      <style:text-properties fo:font-weight="normal" officeooo:rsid="0070710a" style:font-weight-asian="normal" style:font-weight-complex="normal"/>
    </style:style>
    <style:style style:name="T86" style:family="text">
      <style:text-properties fo:font-weight="normal" officeooo:rsid="0080ea5d" style:font-weight-asian="normal" style:font-weight-complex="normal"/>
    </style:style>
    <style:style style:name="T87" style:family="text">
      <style:text-properties fo:font-weight="normal" officeooo:rsid="0082c763" style:font-weight-asian="normal" style:font-weight-complex="normal"/>
    </style:style>
    <style:style style:name="T88" style:family="text">
      <style:text-properties fo:font-weight="normal" officeooo:rsid="0092e9ec" style:font-weight-asian="normal" style:font-weight-complex="normal"/>
    </style:style>
    <style:style style:name="T89" style:family="text">
      <style:text-properties fo:font-weight="normal" officeooo:rsid="00743dd1" style:font-weight-asian="normal" style:font-weight-complex="normal"/>
    </style:style>
    <style:style style:name="T90" style:family="text">
      <style:text-properties fo:font-weight="normal" officeooo:rsid="00934827" style:font-weight-asian="normal" style:font-weight-complex="normal"/>
    </style:style>
    <style:style style:name="T91" style:family="text">
      <style:text-properties officeooo:rsid="002d542d"/>
    </style:style>
    <style:style style:name="T92" style:family="text">
      <style:text-properties officeooo:rsid="002e4922"/>
    </style:style>
    <style:style style:name="T93" style:family="text">
      <style:text-properties officeooo:rsid="002f11e6"/>
    </style:style>
    <style:style style:name="T94" style:family="text">
      <style:text-properties officeooo:rsid="002f77a3"/>
    </style:style>
    <style:style style:name="T95" style:family="text">
      <style:text-properties officeooo:rsid="00315a21"/>
    </style:style>
    <style:style style:name="T96" style:family="text">
      <style:text-properties fo:font-style="italic" officeooo:rsid="0016fa07" style:font-style-asian="italic" style:font-style-complex="italic"/>
    </style:style>
    <style:style style:name="T97" style:family="text">
      <style:text-properties fo:font-style="italic" style:text-underline-style="none" fo:font-weight="normal" officeooo:rsid="0016fa07" style:font-style-asian="italic" style:font-weight-asian="normal" style:font-style-complex="italic" style:font-weight-complex="normal"/>
    </style:style>
    <style:style style:name="T98" style:family="text">
      <style:text-properties officeooo:rsid="0031eec7"/>
    </style:style>
    <style:style style:name="T99" style:family="text">
      <style:text-properties officeooo:rsid="003219de"/>
    </style:style>
    <style:style style:name="T100" style:family="text">
      <style:text-properties officeooo:rsid="003448ae"/>
    </style:style>
    <style:style style:name="T101" style:family="text">
      <style:text-properties officeooo:rsid="003493fc"/>
    </style:style>
    <style:style style:name="T102" style:family="text">
      <style:text-properties officeooo:rsid="00351860"/>
    </style:style>
    <style:style style:name="T103" style:family="text">
      <style:text-properties officeooo:rsid="00361854"/>
    </style:style>
    <style:style style:name="T104" style:family="text">
      <style:text-properties officeooo:rsid="0037ee85"/>
    </style:style>
    <style:style style:name="T105" style:family="text">
      <style:text-properties officeooo:rsid="003950fe"/>
    </style:style>
    <style:style style:name="T106" style:family="text">
      <style:text-properties officeooo:rsid="00396723"/>
    </style:style>
    <style:style style:name="T107" style:family="text">
      <style:text-properties officeooo:rsid="003b24f7"/>
    </style:style>
    <style:style style:name="T108" style:family="text">
      <style:text-properties fo:font-style="normal" officeooo:rsid="0018ff99" style:font-style-asian="normal" style:font-style-complex="normal"/>
    </style:style>
    <style:style style:name="T109" style:family="text">
      <style:text-properties fo:font-style="normal" officeooo:rsid="0070710a" style:font-style-asian="normal" style:font-style-complex="normal"/>
    </style:style>
    <style:style style:name="T110" style:family="text">
      <style:text-properties fo:font-style="normal" officeooo:rsid="0070ffc4" style:font-style-asian="normal" style:font-style-complex="normal"/>
    </style:style>
    <style:style style:name="T111" style:family="text">
      <style:text-properties fo:font-style="normal" officeooo:rsid="007984a7" style:font-style-asian="normal" style:font-style-complex="normal"/>
    </style:style>
    <style:style style:name="T112" style:family="text">
      <style:text-properties fo:font-style="normal" style:text-underline-style="none" fo:font-weight="normal" style:font-style-asian="normal" style:font-weight-asian="normal" style:font-style-complex="normal" style:font-weight-complex="normal"/>
    </style:style>
    <style:style style:name="T113" style:family="text">
      <style:text-properties fo:font-style="normal" style:text-underline-style="none" fo:font-weight="normal" officeooo:rsid="003b24f7" style:font-style-asian="normal" style:font-weight-asian="normal" style:font-style-complex="normal" style:font-weight-complex="normal"/>
    </style:style>
    <style:style style:name="T114" style:family="text">
      <style:text-properties fo:font-style="normal" style:text-underline-style="none" fo:font-weight="normal" officeooo:rsid="003e2bf8" style:font-style-asian="normal" style:font-weight-asian="normal" style:font-style-complex="normal" style:font-weight-complex="normal"/>
    </style:style>
    <style:style style:name="T115" style:family="text">
      <style:text-properties fo:font-style="normal" style:text-underline-style="none" fo:font-weight="normal" officeooo:rsid="0058c8f5" style:font-style-asian="normal" style:font-weight-asian="normal" style:font-style-complex="normal" style:font-weight-complex="normal"/>
    </style:style>
    <style:style style:name="T116" style:family="text">
      <style:text-properties fo:font-style="normal" style:text-underline-style="none" fo:font-weight="normal" officeooo:rsid="005d05a2" style:font-style-asian="normal" style:font-weight-asian="normal" style:font-style-complex="normal" style:font-weight-complex="normal"/>
    </style:style>
    <style:style style:name="T117" style:family="text">
      <style:text-properties fo:font-style="normal" style:text-underline-style="none" fo:font-weight="normal" officeooo:rsid="0070710a" style:font-style-asian="normal" style:font-weight-asian="normal" style:font-style-complex="normal" style:font-weight-complex="normal"/>
    </style:style>
    <style:style style:name="T118" style:family="text">
      <style:text-properties fo:font-style="normal" style:text-underline-style="none" fo:font-weight="normal" officeooo:rsid="0081c044" style:font-style-asian="normal" style:font-weight-asian="normal" style:font-style-complex="normal" style:font-weight-complex="normal"/>
    </style:style>
    <style:style style:name="T119" style:family="text">
      <style:text-properties fo:font-style="normal" fo:font-weight="normal" style:font-style-asian="normal" style:font-weight-asian="normal" style:font-style-complex="normal" style:font-weight-complex="normal"/>
    </style:style>
    <style:style style:name="T120" style:family="text">
      <style:text-properties fo:font-style="normal" fo:font-weight="normal" officeooo:rsid="003b24f7" style:font-style-asian="normal" style:font-weight-asian="normal" style:font-style-complex="normal" style:font-weight-complex="normal"/>
    </style:style>
    <style:style style:name="T121" style:family="text">
      <style:text-properties fo:font-style="normal" fo:font-weight="normal" officeooo:rsid="0058c8f5" style:font-style-asian="normal" style:font-weight-asian="normal" style:font-style-complex="normal" style:font-weight-complex="normal"/>
    </style:style>
    <style:style style:name="T122" style:family="text">
      <style:text-properties fo:font-style="normal" fo:font-weight="normal" officeooo:rsid="0013a30c" style:font-style-asian="normal" style:font-weight-asian="normal" style:font-style-complex="normal" style:font-weight-complex="normal"/>
    </style:style>
    <style:style style:name="T123" style:family="text">
      <style:text-properties fo:font-style="normal" style:text-underline-style="solid" style:text-underline-width="auto" style:text-underline-color="font-color" officeooo:rsid="0070710a" style:font-style-asian="normal" style:font-style-complex="normal"/>
    </style:style>
    <style:style style:name="T124" style:family="text">
      <style:text-properties fo:font-style="normal" style:text-underline-style="solid" style:text-underline-width="auto" style:text-underline-color="font-color" officeooo:rsid="0070ffc4" style:font-style-asian="normal" style:font-style-complex="normal"/>
    </style:style>
    <style:style style:name="T125" style:family="text">
      <style:text-properties fo:font-style="normal" style:text-underline-style="solid" style:text-underline-width="auto" style:text-underline-color="font-color" officeooo:rsid="007984a7" style:font-style-asian="normal" style:font-style-complex="normal"/>
    </style:style>
    <style:style style:name="T126" style:family="text">
      <style:text-properties fo:font-style="normal" style:text-underline-style="solid" style:text-underline-width="auto" style:text-underline-color="font-color" fo:font-weight="normal" officeooo:rsid="0058c8f5" style:font-style-asian="normal" style:font-weight-asian="normal" style:font-style-complex="normal" style:font-weight-complex="normal"/>
    </style:style>
    <style:style style:name="T127" style:family="text">
      <style:text-properties fo:font-style="normal" style:text-underline-style="solid" style:text-underline-width="auto" style:text-underline-color="font-color" fo:font-weight="normal" officeooo:rsid="0013a30c" style:font-style-asian="normal" style:font-weight-asian="normal" style:font-style-complex="normal" style:font-weight-complex="normal"/>
    </style:style>
    <style:style style:name="T128" style:family="text">
      <style:text-properties fo:font-style="normal" style:text-underline-style="solid" style:text-underline-width="auto" style:text-underline-color="font-color" fo:font-weight="normal" officeooo:rsid="005d05a2" style:font-style-asian="normal" style:font-weight-asian="normal" style:font-style-complex="normal" style:font-weight-complex="normal"/>
    </style:style>
    <style:style style:name="T129" style:family="text">
      <style:text-properties fo:font-style="normal" style:text-underline-style="solid" style:text-underline-width="auto" style:text-underline-color="font-color" fo:font-weight="normal" officeooo:rsid="00916591" style:font-style-asian="normal" style:font-weight-asian="normal" style:font-style-complex="normal" style:font-weight-complex="normal"/>
    </style:style>
    <style:style style:name="T130" style:family="text">
      <style:text-properties officeooo:rsid="003c8187"/>
    </style:style>
    <style:style style:name="T131" style:family="text">
      <style:text-properties officeooo:rsid="003e2bf8"/>
    </style:style>
    <style:style style:name="T132" style:family="text">
      <style:text-properties officeooo:rsid="003fb8db"/>
    </style:style>
    <style:style style:name="T133" style:family="text">
      <style:text-properties officeooo:rsid="0041730c"/>
    </style:style>
    <style:style style:name="T134" style:family="text">
      <style:text-properties officeooo:rsid="004207a2"/>
    </style:style>
    <style:style style:name="T135" style:family="text">
      <style:text-properties officeooo:rsid="00430e14"/>
    </style:style>
    <style:style style:name="T136" style:family="text">
      <style:text-properties officeooo:rsid="004460a5"/>
    </style:style>
    <style:style style:name="T137" style:family="text">
      <style:text-properties officeooo:rsid="0046c4d9"/>
    </style:style>
    <style:style style:name="T138" style:family="text">
      <style:text-properties officeooo:rsid="00476715"/>
    </style:style>
    <style:style style:name="T139" style:family="text">
      <style:text-properties officeooo:rsid="0047cd6b"/>
    </style:style>
    <style:style style:name="T140" style:family="text">
      <style:text-properties officeooo:rsid="0049752d"/>
    </style:style>
    <style:style style:name="T141" style:family="text">
      <style:text-properties officeooo:rsid="004b3f2a"/>
    </style:style>
    <style:style style:name="T142" style:family="text">
      <style:text-properties officeooo:rsid="0050af4a"/>
    </style:style>
    <style:style style:name="T143" style:family="text">
      <style:text-properties officeooo:rsid="00522d1d"/>
    </style:style>
    <style:style style:name="T144" style:family="text">
      <style:text-properties officeooo:rsid="0059656b"/>
    </style:style>
    <style:style style:name="T145" style:family="text">
      <style:text-properties officeooo:rsid="005b3a10"/>
    </style:style>
    <style:style style:name="T146" style:family="text">
      <style:text-properties officeooo:rsid="005ebf2e"/>
    </style:style>
    <style:style style:name="T147" style:family="text">
      <style:text-properties officeooo:rsid="00608c72"/>
    </style:style>
    <style:style style:name="T148" style:family="text">
      <style:text-properties officeooo:rsid="00623ccf"/>
    </style:style>
    <style:style style:name="T149" style:family="text">
      <style:text-properties officeooo:rsid="00659cc8"/>
    </style:style>
    <style:style style:name="T150" style:family="text">
      <style:text-properties officeooo:rsid="006e1486"/>
    </style:style>
    <style:style style:name="T151" style:family="text">
      <style:text-properties officeooo:rsid="006f9d8d"/>
    </style:style>
    <style:style style:name="T152" style:family="text">
      <style:text-properties fo:color="#800080" loext:opacity="100%" fo:font-style="normal" officeooo:rsid="00522d1d" style:font-style-asian="normal" style:font-style-complex="normal"/>
    </style:style>
    <style:style style:name="T153" style:family="text">
      <style:text-properties fo:color="#800080" loext:opacity="100%" fo:font-style="normal" officeooo:rsid="001891fe" style:font-style-asian="normal" style:font-style-complex="normal"/>
    </style:style>
    <style:style style:name="T154" style:family="text">
      <style:text-properties fo:color="#800080" loext:opacity="100%" fo:font-style="normal" officeooo:rsid="005ebf2e" style:font-style-asian="normal" style:font-style-complex="normal"/>
    </style:style>
    <style:style style:name="T155" style:family="text">
      <style:text-properties fo:color="#800080" loext:opacity="100%" fo:font-style="normal" style:text-underline-style="solid" style:text-underline-width="auto" style:text-underline-color="font-color" style:font-style-asian="normal" style:font-style-complex="normal"/>
    </style:style>
    <style:style style:name="T156" style:family="text">
      <style:text-properties fo:color="#800080" loext:opacity="100%" fo:font-style="normal" style:text-underline-style="solid" style:text-underline-width="auto" style:text-underline-color="font-color" officeooo:rsid="00522d1d" style:font-style-asian="normal" style:font-style-complex="normal"/>
    </style:style>
    <style:style style:name="T157" style:family="text">
      <style:text-properties fo:color="#800080" loext:opacity="100%" fo:font-style="normal" style:text-underline-style="solid" style:text-underline-width="auto" style:text-underline-color="font-color" officeooo:rsid="001891fe" style:font-style-asian="normal" style:font-style-complex="normal"/>
    </style:style>
    <style:style style:name="T158" style:family="text">
      <style:text-properties fo:color="#800080" loext:opacity="100%" fo:font-style="normal" style:text-underline-style="solid" style:text-underline-width="auto" style:text-underline-color="font-color" officeooo:rsid="004c4437" style:font-style-asian="normal" style:font-style-complex="normal"/>
    </style:style>
    <style:style style:name="T159" style:family="text">
      <style:text-properties fo:color="#800080" loext:opacity="100%" fo:font-style="normal" style:text-underline-style="solid" style:text-underline-width="auto" style:text-underline-color="font-color" fo:font-weight="normal" officeooo:rsid="0016fa07" style:font-style-asian="normal" style:font-weight-asian="normal" style:font-style-complex="normal" style:font-weight-complex="normal"/>
    </style:style>
    <style:style style:name="T160" style:family="text">
      <style:text-properties fo:color="#800080" loext:opacity="100%" fo:font-style="normal" style:text-underline-style="solid" style:text-underline-width="auto" style:text-underline-color="font-color" fo:font-weight="normal" officeooo:rsid="00767fe9" style:font-style-asian="normal" style:font-weight-asian="normal" style:font-style-complex="normal" style:font-weight-complex="normal"/>
    </style:style>
    <style:style style:name="T161" style:family="text">
      <style:text-properties fo:color="#800080" loext:opacity="100%" fo:font-style="normal" style:text-underline-style="solid" style:text-underline-width="auto" style:text-underline-color="font-color" fo:font-weight="normal" officeooo:rsid="0059656b" style:font-style-asian="normal" style:font-weight-asian="normal" style:font-style-complex="normal" style:font-weight-complex="normal"/>
    </style:style>
    <style:style style:name="T162" style:family="text">
      <style:text-properties fo:color="#800080" loext:opacity="100%" fo:font-style="normal" style:text-underline-style="none" style:font-style-asian="normal" style:font-style-complex="normal"/>
    </style:style>
    <style:style style:name="T163" style:family="text">
      <style:text-properties fo:color="#800080" loext:opacity="100%" fo:font-style="normal" style:text-underline-style="none" officeooo:rsid="004c4437" style:font-style-asian="normal" style:font-style-complex="normal"/>
    </style:style>
    <style:style style:name="T164" style:family="text">
      <style:text-properties fo:color="#800080" loext:opacity="100%" fo:font-style="normal" style:text-underline-style="none" officeooo:rsid="008dbd99" style:font-style-asian="normal" style:font-style-complex="normal"/>
    </style:style>
    <style:style style:name="T165" style:family="text">
      <style:text-properties fo:color="#800080" loext:opacity="100%" fo:font-style="normal" style:text-underline-style="none" officeooo:rsid="009a993d" style:font-style-asian="normal" style:font-style-complex="normal"/>
    </style:style>
    <style:style style:name="T166" style:family="text">
      <style:text-properties fo:color="#800080" loext:opacity="100%" fo:font-style="normal" style:text-underline-style="none" officeooo:rsid="005ebf2e" style:font-style-asian="normal" style:font-style-complex="normal"/>
    </style:style>
    <style:style style:name="T167" style:family="text">
      <style:text-properties fo:color="#800080" loext:opacity="100%" fo:font-style="normal" style:text-underline-style="none" officeooo:rsid="0082c763" style:font-style-asian="normal" style:font-style-complex="normal"/>
    </style:style>
    <style:style style:name="T168" style:family="text">
      <style:text-properties fo:color="#800080" loext:opacity="100%" fo:font-style="normal" style:text-underline-style="none" fo:font-weight="normal" officeooo:rsid="004f4725" style:font-style-asian="normal" style:font-weight-asian="normal" style:font-style-complex="normal" style:font-weight-complex="normal"/>
    </style:style>
    <style:style style:name="T169" style:family="text">
      <style:text-properties fo:color="#800080" loext:opacity="100%" fo:font-style="normal" style:text-underline-style="none" fo:font-weight="normal" officeooo:rsid="0016fa07" style:font-style-asian="normal" style:font-weight-asian="normal" style:font-style-complex="normal" style:font-weight-complex="normal"/>
    </style:style>
    <style:style style:name="T170" style:family="text">
      <style:text-properties fo:color="#800080" loext:opacity="100%" fo:font-style="normal" style:text-underline-style="none" fo:font-weight="normal" officeooo:rsid="00315a21" style:font-style-asian="normal" style:font-weight-asian="normal" style:font-style-complex="normal" style:font-weight-complex="normal"/>
    </style:style>
    <style:style style:name="T171" style:family="text">
      <style:text-properties fo:color="#800080" loext:opacity="100%" fo:font-style="normal" style:text-underline-style="none" fo:font-weight="normal" officeooo:rsid="0059656b" style:font-style-asian="normal" style:font-weight-asian="normal" style:font-style-complex="normal" style:font-weight-complex="normal"/>
    </style:style>
    <style:style style:name="T172" style:family="text">
      <style:text-properties fo:color="#800080" loext:opacity="100%" fo:font-style="normal" style:text-underline-style="none" fo:font-weight="normal" officeooo:rsid="007e989c" style:font-style-asian="normal" style:font-weight-asian="normal" style:font-style-complex="normal" style:font-weight-complex="normal"/>
    </style:style>
    <style:style style:name="T173" style:family="text">
      <style:text-properties fo:color="#800080" loext:opacity="100%" style:text-underline-style="none" officeooo:rsid="005ebf2e"/>
    </style:style>
    <style:style style:name="T174" style:family="text">
      <style:text-properties fo:color="#800080" loext:opacity="100%" style:text-underline-style="none" officeooo:rsid="0082c763"/>
    </style:style>
    <style:style style:name="T175" style:family="text">
      <style:text-properties fo:color="#800080" loext:opacity="100%" style:text-underline-style="none" officeooo:rsid="00842a91"/>
    </style:style>
    <style:style style:name="T176" style:family="text">
      <style:text-properties fo:color="#800080" loext:opacity="100%" style:text-underline-style="none" officeooo:rsid="009a993d"/>
    </style:style>
    <style:style style:name="T177" style:family="text">
      <style:text-properties fo:color="#800080" loext:opacity="100%" officeooo:rsid="005ebf2e"/>
    </style:style>
    <style:style style:name="T178" style:family="text">
      <style:text-properties officeooo:rsid="0070710a"/>
    </style:style>
    <style:style style:name="T179" style:family="text">
      <style:text-properties fo:color="#ff0000" loext:opacity="100%" style:text-underline-style="none" fo:font-weight="normal" officeooo:rsid="0018ff99" style:font-weight-asian="normal" style:font-weight-complex="normal"/>
    </style:style>
    <style:style style:name="T180" style:family="text">
      <style:text-properties fo:color="#ff0000" loext:opacity="100%" style:text-underline-style="none" fo:font-weight="normal" officeooo:rsid="00767fe9" style:font-weight-asian="normal" style:font-weight-complex="normal"/>
    </style:style>
    <style:style style:name="T181" style:family="text">
      <style:text-properties fo:color="#ff0000" loext:opacity="100%" style:text-underline-style="none" fo:font-weight="normal" officeooo:rsid="0077f4c1" style:font-weight-asian="normal" style:font-weight-complex="normal"/>
    </style:style>
    <style:style style:name="T182" style:family="text">
      <style:text-properties fo:color="#ff0000" loext:opacity="100%" style:text-underline-style="none" fo:font-weight="normal" officeooo:rsid="007984a7" style:font-weight-asian="normal" style:font-weight-complex="normal"/>
    </style:style>
    <style:style style:name="T183" style:family="text">
      <style:text-properties fo:color="#ff0000" loext:opacity="100%" fo:font-style="normal" style:text-underline-style="solid" style:text-underline-width="auto" style:text-underline-color="font-color" officeooo:rsid="00852b80" style:font-style-asian="normal" style:font-style-complex="normal"/>
    </style:style>
    <style:style style:name="T184" style:family="text">
      <style:text-properties fo:color="#ff0000" loext:opacity="100%" fo:font-style="normal" style:text-underline-style="solid" style:text-underline-width="auto" style:text-underline-color="font-color" fo:font-weight="normal" officeooo:rsid="00767fe9" style:font-style-asian="normal" style:font-weight-asian="normal" style:font-style-complex="normal" style:font-weight-complex="normal"/>
    </style:style>
    <style:style style:name="T185" style:family="text">
      <style:text-properties fo:color="#ff0000" loext:opacity="100%" fo:font-style="normal" style:text-underline-style="solid" style:text-underline-width="auto" style:text-underline-color="font-color" fo:font-weight="normal" officeooo:rsid="00743dd1" style:font-style-asian="normal" style:font-weight-asian="normal" style:font-style-complex="normal" style:font-weight-complex="normal"/>
    </style:style>
    <style:style style:name="T186" style:family="text">
      <style:text-properties fo:color="#ff0000" loext:opacity="100%" fo:font-style="normal" officeooo:rsid="00852b80" style:font-style-asian="normal" style:font-style-complex="normal"/>
    </style:style>
    <style:style style:name="T187" style:family="text">
      <style:text-properties fo:color="#ff0000" loext:opacity="100%" fo:font-style="normal" officeooo:rsid="0018ff99" style:font-style-asian="normal" style:font-style-complex="normal"/>
    </style:style>
    <style:style style:name="T188" style:family="text">
      <style:text-properties fo:color="#ff0000" loext:opacity="100%" fo:font-style="normal" officeooo:rsid="0070710a" style:font-style-asian="normal" style:font-style-complex="normal"/>
    </style:style>
    <style:style style:name="T189" style:family="text">
      <style:text-properties fo:color="#ff0000" loext:opacity="100%" fo:font-style="normal" officeooo:rsid="007f2843" style:font-style-asian="normal" style:font-style-complex="normal"/>
    </style:style>
    <style:style style:name="T190" style:family="text">
      <style:text-properties fo:color="#ff0000" loext:opacity="100%" fo:font-style="normal" officeooo:rsid="00743dd1" style:font-style-asian="normal" style:font-style-complex="normal"/>
    </style:style>
    <style:style style:name="T191" style:family="text">
      <style:text-properties fo:color="#ff0000" loext:opacity="100%" fo:font-style="normal" officeooo:rsid="009a993d" style:font-style-asian="normal" style:font-style-complex="normal"/>
    </style:style>
    <style:style style:name="T192" style:family="text">
      <style:text-properties fo:color="#ff0000" loext:opacity="100%" fo:font-style="normal" style:text-underline-style="none" fo:font-weight="normal" officeooo:rsid="00767fe9" style:font-style-asian="normal" style:font-weight-asian="normal" style:font-style-complex="normal" style:font-weight-complex="normal"/>
    </style:style>
    <style:style style:name="T193" style:family="text">
      <style:text-properties fo:color="#ff0000" loext:opacity="100%" fo:font-style="normal" style:text-underline-style="none" fo:font-weight="normal" officeooo:rsid="0018ff99" style:font-style-asian="normal" style:font-weight-asian="normal" style:font-style-complex="normal" style:font-weight-complex="normal"/>
    </style:style>
    <style:style style:name="T194" style:family="text">
      <style:text-properties fo:color="#ff0000" loext:opacity="100%" style:text-underline-style="solid" style:text-underline-width="auto" style:text-underline-color="font-color" fo:font-weight="normal" officeooo:rsid="00743dd1" style:font-weight-asian="normal" style:font-weight-complex="normal"/>
    </style:style>
    <style:style style:name="T195" style:family="text">
      <style:text-properties fo:color="#ff0000" loext:opacity="100%" style:text-underline-style="solid" style:text-underline-width="auto" style:text-underline-color="font-color" fo:font-weight="normal" officeooo:rsid="00767fe9" style:font-weight-asian="normal" style:font-weight-complex="normal"/>
    </style:style>
    <style:style style:name="T196" style:family="text">
      <style:text-properties fo:color="#ff0000" loext:opacity="100%" style:text-underline-style="solid" style:text-underline-width="auto" style:text-underline-color="font-color" fo:font-weight="normal" officeooo:rsid="007984a7" style:font-weight-asian="normal" style:font-weight-complex="normal"/>
    </style:style>
    <style:style style:name="T197" style:family="text">
      <style:text-properties officeooo:rsid="0071114b"/>
    </style:style>
    <style:style style:name="T198" style:family="text">
      <style:text-properties officeooo:rsid="0071fa9b"/>
    </style:style>
    <style:style style:name="T199" style:family="text">
      <style:text-properties officeooo:rsid="0072a8a8"/>
    </style:style>
    <style:style style:name="T200" style:family="text">
      <style:text-properties officeooo:rsid="00743dd1"/>
    </style:style>
    <style:style style:name="T201" style:family="text">
      <style:text-properties officeooo:rsid="00748266"/>
    </style:style>
    <style:style style:name="T20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03" style:family="text">
      <style:text-properties fo:font-size="14pt" style:text-underline-style="solid" style:text-underline-width="auto" style:text-underline-color="font-color" fo:font-weight="bold" officeooo:rsid="00743dd1" style:font-size-asian="14pt" style:font-weight-asian="bold" style:font-size-complex="14pt" style:font-weight-complex="bold"/>
    </style:style>
    <style:style style:name="T204" style:family="text">
      <style:text-properties fo:font-size="14pt" style:text-underline-style="solid" style:text-underline-width="auto" style:text-underline-color="font-color" fo:font-weight="bold" officeooo:rsid="000e8fd3" style:font-size-asian="14pt" style:font-weight-asian="bold" style:font-size-complex="14pt" style:font-weight-complex="bold"/>
    </style:style>
    <style:style style:name="T205" style:family="text">
      <style:text-properties fo:font-size="14pt" style:text-underline-style="solid" style:text-underline-width="auto" style:text-underline-color="font-color" fo:font-weight="bold" officeooo:rsid="001891fe" style:font-size-asian="14pt" style:font-weight-asian="bold" style:font-size-complex="14pt" style:font-weight-complex="bold"/>
    </style:style>
    <style:style style:name="T206" style:family="text">
      <style:text-properties fo:font-size="14pt" style:text-underline-style="solid" style:text-underline-width="auto" style:text-underline-color="font-color" fo:font-weight="bold" officeooo:rsid="004f4725" style:font-size-asian="14pt" style:font-weight-asian="bold" style:font-size-complex="14pt" style:font-weight-complex="bold"/>
    </style:style>
    <style:style style:name="T207" style:family="text">
      <style:text-properties fo:font-size="14pt" style:font-size-asian="14pt" style:font-size-complex="14pt"/>
    </style:style>
    <style:style style:name="T208" style:family="text">
      <style:text-properties fo:font-size="14pt" officeooo:rsid="005d05a2" style:font-size-asian="14pt" style:font-size-complex="14pt"/>
    </style:style>
    <style:style style:name="T209" style:family="text">
      <style:text-properties officeooo:rsid="00767fe9"/>
    </style:style>
    <style:style style:name="T210" style:family="text">
      <style:text-properties officeooo:rsid="007f2843"/>
    </style:style>
    <style:style style:name="T211" style:family="text">
      <style:text-properties officeooo:rsid="00852b80"/>
    </style:style>
    <style:style style:name="T212" style:family="text">
      <style:text-properties officeooo:rsid="0086779d"/>
    </style:style>
    <style:style style:name="T213" style:family="text">
      <style:text-properties officeooo:rsid="00884617"/>
    </style:style>
    <style:style style:name="T214" style:family="text">
      <style:text-properties officeooo:rsid="0089931d"/>
    </style:style>
    <style:style style:name="T215" style:family="text">
      <style:text-properties officeooo:rsid="008a277e"/>
    </style:style>
    <style:style style:name="T216" style:family="text">
      <style:text-properties officeooo:rsid="009443af"/>
    </style:style>
    <style:style style:name="T217" style:family="text">
      <style:text-properties officeooo:rsid="0096c1d1"/>
    </style:style>
    <style:style style:name="T218" style:family="text">
      <style:text-properties officeooo:rsid="009a9b64"/>
    </style:style>
    <style:style style:name="T219" style:family="text">
      <style:text-properties officeooo:rsid="009a993d"/>
    </style:style>
    <style:style style:name="T220" style:family="text">
      <style:text-properties officeooo:rsid="00997250"/>
    </style:style>
    <style:style style:name="T221" style:family="text">
      <style:text-properties officeooo:rsid="00a50a5c"/>
    </style:style>
    <style:style style:name="T222" style:family="text">
      <style:text-properties officeooo:rsid="00a6a9ea"/>
    </style:style>
    <style:style style:name="T223" style:family="text">
      <style:text-properties officeooo:rsid="00a6d93a"/>
    </style:style>
    <style:style style:name="T224" style:family="text">
      <style:text-properties officeooo:rsid="00aac17b"/>
    </style:style>
    <style:style style:name="T225" style:family="text">
      <style:text-properties officeooo:rsid="00b1ed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Artiste</text:p>
      <text:p text:style-name="P83"/>
      <text:p text:style-name="P102"><text:span text:style-name="T8">C</text:span><text:span text:style-name="T4">haque artiste a joué dans 0-n films et réalisé 0-n films, et chaque film a été réalisé par 1-1 artiste et a fait jouer 1-n artistes. </text:span><text:span text:style-name="T12">Elle s’identifie par l’attribut </text:span><text:span text:style-name="T37">ID_Artiste</text:span><text:span text:style-name="T12">, </text:span><text:span text:style-name="T13">et répertorie son nom, son sexe (cela influe sur la catégorie des récompenses qu’il peut recevoir) ainsi que son nombre d’oscars remportés. </text:span></text:p>
      <text:p text:style-name="P103"><text:span text:style-name="T97"><text:line-break/></text:span><text:span text:style-name="T171">Artiste</text:span><text:span text:style-name="T169">(</text:span><text:span text:style-name="T159">ID_</text:span><text:span text:style-name="T161">Artiste</text:span><text:span text:style-name="T159">,</text:span><text:span text:style-name="T168"> </text:span><text:span text:style-name="T171">nom, sexe, nb_Oscar</text:span><text:span text:style-name="T172">s</text:span><text:span text:style-name="T169">)</text:span></text:p>
      <text:p text:style-name="P90"/>
      <text:p text:style-name="P90"><text:line-break/>Categorie</text:p>
      <text:p text:style-name="P83"/>
      <text:p text:style-name="P93"><text:span text:style-name="T142">Il existe des catégories de discussion dans le forum qui pourraient par exemple désigner les tranches d’ages de ceux qui participent aux discussion, comme sur le forum jeuvideo.com, ou des catégories de film autre que leur genre comme «films sortis pendant les années 80 »… Chaque publication se réfère à 1-1 catégories et chaque catégorie contient 0-n publications. </text:span><text:span text:style-name="T143">Il existe une catégorie «générale » pour les publications ne se voulant pas dans une catégorie précise. </text:span></text:p>
      <text:p text:style-name="P93"><text:span text:style-name="T96"><text:line-break/></text:span><text:span text:style-name="T152">Categorie(</text:span><text:span text:style-name="T156">nom</text:span><text:span text:style-name="T152">)</text:span></text:p>
      <text:p text:style-name="P42"/>
      <text:p text:style-name="P42"/>
      <text:p text:style-name="P42">Utilisateur</text:p>
      <text:p text:style-name="P3"/>
      <text:p text:style-name="P3"><text:span text:style-name="T75">L’utilisateur </text:span><text:span text:style-name="T151">possède</text:span><text:span text:style-name="T75"> un login</text:span><text:span text:style-name="T215">s</text:span><text:span text:style-name="T75"> unique </text:span><text:span text:style-name="T91">qui l’identifie </text:span><text:span text:style-name="T75">et peut ensuite choisir son mot de passe et son pseudo visible sur l’application par les autres utilisateur, il possède également une date de naissance.</text:span> <text:span text:style-name="T102">Il peut s’identifier comme étant un artiste existant, il possède donc un lien 0-1 à 1-1 vers la table Artiste et récupère la clé étrangère ID_Artiste de cette </text:span><text:span text:style-name="T150">table</text:span><text:span text:style-name="T102"> </text:span><text:span text:style-name="T150">et la met à</text:span><text:span text:style-name="T103"> nulle par défaut</text:span><text:span text:style-name="T102">. De cette façon certains </text:span><text:span text:style-name="T141">u</text:span><text:span text:style-name="T102">tilisateurs sont des </text:span><text:span text:style-name="T141">a</text:span><text:span text:style-name="T102">rtistes et tous les </text:span><text:span text:style-name="T141">a</text:span><text:span text:style-name="T102">rtistes ne sont pas des utilisateurs.</text:span></text:p>
      <text:p text:style-name="P3"/>
      <text:p text:style-name="P48"><text:span text:style-name="T7">Utilisateur( </text:span><text:span text:style-name="T35">login</text:span><text:span text:style-name="T7">, pseudo, mdp, anniversaire, </text:span><text:span text:style-name="T10">#ID_Artiste</text:span><text:span text:style-name="T7">)</text:span></text:p>
      <text:p text:style-name="P62"><text:span text:style-name="T14">Utilisateur</text:span><text:span text:style-name="T7">[</text:span><text:span text:style-name="T15">#</text:span><text:span text:style-name="T14">ID_Artiste</text:span><text:span text:style-name="T7">] ⊆ Artiste[</text:span><text:span text:style-name="T44">ID_Artiste</text:span><text:span text:style-name="T7">]</text:span></text:p>
      <text:p text:style-name="P6"/>
      <text:p text:style-name="P6"/>
      <text:p text:style-name="P41">Publication</text:p>
      <text:p text:style-name="P26"/>
      <text:p text:style-name="P16">Chaque <text:span text:style-name="T140">u</text:span>tilisateur peut choisir de publier 0-n <text:span text:style-name="T140">p</text:span>ublications parmi les <text:span text:style-name="T140">c</text:span>atégories de son choix. Chaque <text:span text:style-name="T141">p</text:span>ublication est publiée par 1-1 utilisateur <text:span text:style-name="T142">et concerne 1-1 catégorie</text:span>, <text:span text:style-name="T100">la table Publication récupère donc la clé étrangère #auteur, qui se réfère à l’attribut </text:span><text:span text:style-name="T53">login</text:span><text:span text:style-name="T100"> de l’</text:span><text:span text:style-name="T141">u</text:span><text:span text:style-name="T100">tilisateur qui la publie, </text:span><text:span text:style-name="T142">ainsi que la clé étrangère #</text:span><text:span text:style-name="T199">categorie</text:span><text:span text:style-name="T142"> qui se réfère à l’attribut nom de </text:span><text:span text:style-name="T143">la table </text:span><text:span text:style-name="T199">Categorie</text:span><text:span text:style-name="T100">. </text:span></text:p>
      <text:p text:style-name="P16"><text:span text:style-name="T106">La table s’identifie par sa clé primaire </text:span><text:span text:style-name="T55">ID_Publication</text:span><text:span text:style-name="T106">. </text:span><text:span text:style-name="T131">Chaque </text:span><text:span text:style-name="T141">p</text:span><text:span text:style-name="T131">ublication doit indiquer au moins un </text:span><text:span text:style-name="T141">s</text:span><text:span text:style-name="T131">ujet </text:span><text:span text:style-name="T132">à l’aide de hashtags</text:span><text:span text:style-name="T131">, on décide arbitrairement que le nombre maximum de sujets évoqués est de 3 et on donne donc trois attributs dont seul sujet1 ne doit pas être nul. </text:span><text:span text:style-name="T201">La table possède un attribut texte qu’on fixe comme ne devant pas dépasser 140 caractères comme sur Twitter ainsi que d’une date de publication.</text:span></text:p>
      <text:p text:style-name="P36"/>
      <text:p text:style-name="P49">Publication<text:span text:style-name="T75">( </text:span><text:span text:style-name="T54">ID_Publication</text:span><text:span text:style-name="T51">,</text:span><text:span text:style-name="T75"> <text:s/></text:span><text:span text:style-name="T132">texte</text:span><text:span text:style-name="T75"> </text:span><text:span text:style-name="T131">, </text:span><text:span text:style-name="T201">date, </text:span><text:span text:style-name="T131"><text:s/></text:span><text:span text:style-name="T101">#auteur, </text:span><text:span text:style-name="T143">#cat</text:span><text:span text:style-name="T197">e</text:span><text:span text:style-name="T143">gorie</text:span><text:span text:style-name="T75">)</text:span></text:p>
      <text:p text:style-name="P63"><text:span text:style-name="T151">Publication</text:span><text:span text:style-name="T75">[</text:span><text:span text:style-name="T178">#</text:span><text:span text:style-name="T151">auteur</text:span><text:span text:style-name="T75">] ⊆ </text:span><text:span text:style-name="T151">Utilisateur</text:span><text:span text:style-name="T75">[</text:span><text:span text:style-name="T57">login</text:span><text:span text:style-name="T75">]</text:span></text:p>
      <text:p text:style-name="P66"><text:span text:style-name="T151">Publication</text:span><text:span text:style-name="T75">[</text:span><text:span text:style-name="T178">#</text:span><text:span text:style-name="T197">categorie</text:span><text:span text:style-name="T75">] ⊆ </text:span><text:span text:style-name="T197">Categorie</text:span><text:span text:style-name="T75">[</text:span><text:span text:style-name="T59">nom</text:span><text:span text:style-name="T75">]</text:span></text:p>
      <text:p text:style-name="P32"/>
      <text:p text:style-name="P32"/>
      <text:p text:style-name="P85"/>
      <text:p text:style-name="P33"><text:soft-page-break/></text:p>
      <text:p text:style-name="P45">Commentaire</text:p>
      <text:p text:style-name="P28"/>
      <text:p text:style-name="P17">Chaque <text:span text:style-name="T139">p</text:span><text:span text:style-name="T107">ublication</text:span><text:span text:style-name="T95"> </text:span><text:span text:style-name="T94">peut </text:span><text:span text:style-name="T107">engendrer</text:span><text:span text:style-name="T94"> 0-n </text:span><text:span text:style-name="T139">c</text:span><text:span text:style-name="T107">ommentaire</text:span><text:span text:style-name="T94"> et </text:span><text:span text:style-name="T104">chaque </text:span><text:span text:style-name="T139">c</text:span><text:span text:style-name="T104">ommentaire se réfère à 1-1 </text:span><text:span text:style-name="T139">p</text:span><text:span text:style-name="T104">ublication, </text:span><text:span text:style-name="T107">la classe </text:span><text:span text:style-name="T139">C</text:span><text:span text:style-name="T107">ommentaire récupère donc la clé étrangère #origine_p qui se réfère l’attribut ID_Publication de la classe Publication</text:span><text:span text:style-name="T98">. </text:span></text:p>
      <text:p text:style-name="P19">De même, chaque <text:span text:style-name="T140">u</text:span>tilisateur peut <text:span text:style-name="T130">émettre</text:span> 0-n <text:s/><text:span text:style-name="T130">commentaire </text:span>et chaque commentaire <text:span text:style-name="T130">possède 1-1 auteur</text:span>. Commentaire récupère donc la clé étrangère #auteur qui se réfère l’attribut ID_Utilisateur de la classe Utilisateur.</text:p>
      <text:p text:style-name="P21">Un utilisateur peut émettre autant de commentaires qu’il le souhaite sous une publication, il n’y a donc pas de contrainte d’unicité. La clé primaire sera ID_Commentaire. </text:p>
      <text:p text:style-name="P18"><text:span text:style-name="T98">Chaque commentaire peut lui même engendrer 0-n des commentaires, mais les commentaires engendrés ne se réfèrent qu’à un seul commentaire d’origine, on a donc une auto-jointure sur la table commentaire de forme 1-1 vers 0-n. On règle cette auto-jointure en ajoutant à la table Commentaire une clé étrangère </text:span><text:span text:style-name="T131">#origine_c se référant </text:span><text:span text:style-name="T99">qui peut être nulle </text:span><text:span text:style-name="T105">pour les commentaires commentant seulement une publication et non un autre commentaire</text:span><text:span text:style-name="T99">.</text:span></text:p>
      <text:p text:style-name="P6"/>
      <text:p text:style-name="P54"><text:span text:style-name="T7">C</text:span><text:span text:style-name="T4">ommentaire (</text:span><text:span text:style-name="T119">ID_Comment</text:span><text:span text:style-name="T120">aire</text:span><text:span text:style-name="T113"> , texte , <text:s/>#auteur, #</text:span><text:span text:style-name="T114">origine_p</text:span><text:span text:style-name="T113"> , #</text:span><text:span text:style-name="T117">origine_c</text:span><text:span text:style-name="T113">)</text:span></text:p>
      <text:p text:style-name="P64"><text:span text:style-name="T109">Commentaire</text:span><text:span text:style-name="T108">[</text:span><text:span text:style-name="T109">#auteur</text:span><text:span text:style-name="T108">] ⊆ </text:span><text:span text:style-name="T111">Utilisateur</text:span><text:span text:style-name="T108">[</text:span><text:span text:style-name="T125">login</text:span><text:span text:style-name="T108">] <text:s text:c="4"/></text:span></text:p>
      <text:p text:style-name="P64"><text:span text:style-name="T109">Commentaire</text:span><text:span text:style-name="T108">[</text:span><text:span text:style-name="T109">#origine_p</text:span><text:span text:style-name="T108">] ⊆ </text:span><text:span text:style-name="T109">Publication</text:span><text:span text:style-name="T108">[</text:span><text:span text:style-name="T123">ID_Publication</text:span><text:span text:style-name="T108">]</text:span></text:p>
      <text:p text:style-name="P64"><text:span text:style-name="T109">Commentaire</text:span><text:span text:style-name="T108">[</text:span><text:span text:style-name="T109">#origine_c</text:span><text:span text:style-name="T108">] ⊆ </text:span><text:span text:style-name="T109">Commentaire</text:span><text:span text:style-name="T108">[</text:span><text:span text:style-name="T123">ID_</text:span><text:span text:style-name="T125">Commentaire</text:span><text:span text:style-name="T108">] </text:span></text:p>
      <text:p text:style-name="P6"/>
      <text:p text:style-name="P6"/>
      <text:p text:style-name="P92">Emoji</text:p>
      <text:p text:style-name="P95"/>
      <text:p text:style-name="P96">Simplement une liste d’émoji avec l’attribut ID_Emoji pour l’identifier et son nom.</text:p>
      <text:p text:style-name="P96"/>
      <text:p text:style-name="P100"><text:span text:style-name="T80">Emoji</text:span>(<text:span text:style-name="T32">ID_</text:span><text:span text:style-name="T52">Emoji</text:span><text:span text:style-name="T32"> ,</text:span> <text:span text:style-name="T80">nom</text:span>)</text:p>
      <text:p text:style-name="P95"/>
      <text:p text:style-name="P95"/>
      <text:p text:style-name="P43">Réaction</text:p>
      <text:p text:style-name="P27"/>
      <text:p text:style-name="P37">Chaque réaction relie une <text:span text:style-name="T137">p</text:span>ublication à un <text:span text:style-name="T137">u</text:span>tilisateur. Chaque <text:span text:style-name="T138">u</text:span>tilisateur émettre 0-n réactions et chaque <text:span text:style-name="T138">p</text:span>ublication peut générer 0-n <text:span text:style-name="T138">r</text:span>éactions, mais chaque réaction ne concerne que 1-1 publication est n’est émise que par 1-1 utilisateur, c’est donc une double entité faible <text:span text:style-name="T134">ou une table de liaison</text:span>, qui s’identifie par <text:span text:style-name="T92">un couple </text:span>clé étrangère <text:span text:style-name="T133">#</text:span><text:span text:style-name="T70">ID_Utilisateur</text:span>, et clé étrangère <text:span text:style-name="T133">#</text:span><text:span text:style-name="T70">ID_Publication</text:span>. <text:s/></text:p>
      <text:p text:style-name="P37">Elle possède <text:span text:style-name="T92">également </text:span>un attribut <text:span text:style-name="T92">ID_E</text:span>moji qui est une clé étrangère reliant à la table Émoji qui répertorie tous les types d’émojis, <text:span text:style-name="T93">cet attribut est </text:span><text:span text:style-name="T138">non nul</text:span><text:span text:style-name="T93"> puisqu’il faut forcément un emoji pour émettre une réaction</text:span>. <text:span text:style-name="T93">Le like ou pouce en l’air est un emoji parmi d’autres. </text:span>On a un lien 1-1 à 0-n puisque chaque réaction <text:span text:style-name="T92">n’existe que si </text:span><text:span text:style-name="T138">u</text:span><text:span text:style-name="T92">n émoji est émis, on </text:span>peut choisir au plus un émoji et chaque émoji peut servir à 0-n réactions. <text:line-break/><text:span text:style-name="T225">En ne mettant pas #ID_Emoji dans la clé primaire, on s’assure qu’un utilisateur ne peut pas réagir 2 fois à la même publication avec un emoji différent.</text:span></text:p>
      <text:p text:style-name="P37"/>
      <text:p text:style-name="P37"/>
      <text:p text:style-name="P55">Réaction (<text:span text:style-name="T32">#ID_Utilisateur , #ID_Publication</text:span> , #ID_Emoji)</text:p>
      <text:p text:style-name="P65"><text:span text:style-name="T110">Réaction</text:span><text:span text:style-name="T108">[</text:span><text:span text:style-name="T123">#</text:span><text:span text:style-name="T124">ID_Utilisateur</text:span><text:span text:style-name="T108">] ⊆ </text:span><text:span text:style-name="T111">Utilisateur</text:span><text:span text:style-name="T108">[</text:span><text:span text:style-name="T125">login</text:span><text:span text:style-name="T108">] <text:s/></text:span></text:p>
      <text:p text:style-name="P65"><text:span text:style-name="T110">Réaction</text:span><text:span text:style-name="T108">[</text:span><text:span text:style-name="T123">#</text:span><text:span text:style-name="T124">ID_Publication</text:span><text:span text:style-name="T108">] ⊆ </text:span><text:span text:style-name="T109">Publication</text:span><text:span text:style-name="T108">[</text:span><text:span text:style-name="T124">ID_Publication</text:span><text:span text:style-name="T108">] <text:s/></text:span></text:p>
      <text:p text:style-name="P67"><text:span text:style-name="T110">Réaction</text:span><text:span text:style-name="T108">[</text:span><text:span text:style-name="T111">#ID_Emoji</text:span><text:span text:style-name="T108">] ⊆ </text:span><text:span text:style-name="T111">Emoji</text:span><text:span text:style-name="T108">[</text:span><text:span text:style-name="T124">ID_</text:span><text:span text:style-name="T125">Emoji</text:span><text:span text:style-name="T108">]</text:span></text:p>
      <text:p text:style-name="P72"><text:s/></text:p>
      <text:p text:style-name="P72"/>
      <text:p text:style-name="P72"><text:soft-page-break/></text:p>
      <text:p text:style-name="P72"/>
      <text:p text:style-name="P37"/>
      <text:p text:style-name="P1"><text:span text:style-name="T202">S</text:span><text:span text:style-name="T203">ujet</text:span><text:span text:style-name="T202">/</text:span><text:span text:style-name="T205">Hashtag</text:span></text:p>
      <text:p text:style-name="P23"/>
      <text:p text:style-name="P1">Chaque <text:span text:style-name="T136">s</text:span>ujet peut être évoqué par 0-n <text:span text:style-name="T136">p</text:span>ublications et chaque <text:span text:style-name="T136">p</text:span>ublication peut évoquer 1-<text:span text:style-name="T220">n</text:span> <text:span text:style-name="T136">s</text:span>ujets, il existe donc une table de liaison Hashtag entre les deux, <text:span text:style-name="T74">identifié par une clé étrangère </text:span><text:span text:style-name="T61">#nom</text:span><text:span text:style-name="T49">_</text:span><text:span text:style-name="T62">S</text:span><text:span text:style-name="T49">ujet</text:span><text:span text:style-name="T74"> et une clé étrangère </text:span><text:span text:style-name="T61">#</text:span><text:span text:style-name="T49">ID_Publication</text:span><text:span text:style-name="T74">. Il est facile grâce à cette table de connaître les tendances et le nombre de publications en lien avec chaque hashtag comme sur Twitter par exemple.<text:line-break/></text:span><text:span text:style-name="T200">Au niveau de l’application, il faudrait qu’à chaque fois que l’utilisateur indique un hashtag, si la chaîne de caractère indiquée après le hashtag n’existe pas encore dans la table Sujet, alors l’utilisateur vient de créer un nouveau sujet qui y est stocké, </text:span><text:span text:style-name="T74">et un ligne reliant le sujet et la </text:span><text:span text:style-name="T135">p</text:span><text:span text:style-name="T74">ublication le mentionnant est ajoutée à la table </text:span><text:span text:style-name="T134">H</text:span><text:span text:style-name="T74">ashtag.</text:span><text:span text:style-name="T200">.</text:span></text:p>
      <text:p text:style-name="P1"/>
      <text:p text:style-name="P56">Hashtag(<text:span text:style-name="T32">#ID_Publication , #</text:span><text:span text:style-name="T69">nom</text:span><text:span text:style-name="T32">_Sujet,</text:span><text:span text:style-name="T2"> </text:span><text:span text:style-name="T26">#date_</text:span><text:span text:style-name="T28">h</text:span>)</text:p>
      <text:p text:style-name="P68"><text:span text:style-name="T199">Hashtag</text:span><text:span text:style-name="T75">[</text:span><text:span text:style-name="T57">#</text:span><text:span text:style-name="T58">ID_</text:span><text:span text:style-name="T60">Publication</text:span><text:span text:style-name="T75">] ⊆ </text:span><text:span text:style-name="T178">Publication</text:span><text:span text:style-name="T75">[</text:span><text:span text:style-name="T58">ID_</text:span><text:span text:style-name="T60">Publication</text:span><text:span text:style-name="T61">]</text:span></text:p>
      <text:p text:style-name="P78"><text:span text:style-name="T17">Hashtag</text:span><text:span text:style-name="T7">[</text:span><text:span text:style-name="T41">#</text:span><text:span text:style-name="T42">nom</text:span><text:span text:style-name="T43">_</text:span><text:span text:style-name="T42">Sujet</text:span><text:span text:style-name="T7">] ⊆ </text:span><text:span text:style-name="T18">Sujet</text:span><text:span text:style-name="T7">[</text:span><text:span text:style-name="T42">nom]</text:span><text:span text:style-name="T7"> <text:s text:c="6"/></text:span><text:span text:style-name="T17">Hashtag</text:span><text:span text:style-name="T7">[</text:span><text:span text:style-name="T19">#date_</text:span><text:span text:style-name="T20">h</text:span><text:span text:style-name="T7">] ⊆ </text:span><text:span text:style-name="T19">Publication</text:span><text:span text:style-name="T7">[</text:span><text:span text:style-name="T19">date_</text:span><text:span text:style-name="T20">p</text:span><text:span text:style-name="T18">]</text:span><text:span text:style-name="T7"> <text:s text:c="3"/></text:span></text:p>
      <text:p text:style-name="P79"><text:span text:style-name="T153">Sujet( </text:span><text:span text:style-name="T157">nom</text:span><text:span text:style-name="T153">)</text:span></text:p>
      <text:p text:style-name="P79"><text:span text:style-name="T153"/></text:p>
      <text:p text:style-name="P79"><text:span text:style-name="T203">E</text:span><text:span text:style-name="T204">v</text:span><text:span text:style-name="T203">e</text:span><text:span text:style-name="T204">nement</text:span></text:p>
      <text:p text:style-name="P29"/>
      <text:p text:style-name="P104"><text:span text:style-name="T22">Chaque </text:span><text:span text:style-name="T23">p</text:span><text:span text:style-name="T22">ublication peut annoncer </text:span><text:span text:style-name="T23">0-1 é</text:span><text:span text:style-name="T22">vènement, on suppose qu’une publication peut annoncer au plus un </text:span><text:span text:style-name="T23">Évènement</text:span><text:span text:style-name="T22"> et qu’un évènement n’est annoncé au plus que par </text:span><text:span text:style-name="T30">une publication</text:span><text:span text:style-name="T22">. </text:span><text:span text:style-name="T2">Chaque utilisateur indique le titre, le lieu , la date , le prix d’entrées et le nombre de places de l’évènement. </text:span><text:span text:style-name="T24">La table récupère 2 clés étrangères de la table Publication, l’une #organisateur qui se réfère à l’attribut auteur de Publication, et l’autre #annonce qui se réfère à l’attribut ID_Publication de Publication. </text:span><text:span text:style-name="T31">L’auteur de la publication n’est donc pas forcément l’organisateur de l’évènement. Il faudrait créer un table de liaison entre Evenement et Utilisateur si l’on souhaitait pouvoir répertorier plusieurs organisateurs par évènement. <text:line-break/>Comme un évènement ne peut être annoncé que dans une publication, et que chaque publication ne peut annoncer au plus qu’un seul évènement, on met ID_Evenement en Primary Key et on met #annonce en Unique.</text:span><text:span text:style-name="T2"><text:line-break/><text:line-break/></text:span><text:span text:style-name="T162">Evenement(</text:span><text:span text:style-name="T155">ID_Evenement</text:span><text:span text:style-name="T162"> , titre , lieu , date_</text:span><text:span text:style-name="T164">e</text:span><text:span text:style-name="T162"> , prix , nbPlaces ,</text:span><text:span text:style-name="T158">#annonce</text:span><text:span text:style-name="T163">, <text:s/></text:span><text:span text:style-name="T162">#</text:span><text:span text:style-name="T163">organisateur</text:span><text:span text:style-name="T162">)</text:span></text:p>
      <text:p text:style-name="P59"><text:span text:style-name="T180">Evenemen</text:span><text:span text:style-name="T181">t</text:span><text:span text:style-name="T179">[</text:span><text:span text:style-name="T180">#</text:span><text:span text:style-name="T181">annonce</text:span><text:span text:style-name="T179">] ⊆ </text:span><text:span text:style-name="T182">Publication</text:span><text:span text:style-name="T179">[</text:span><text:span text:style-name="T195">ID_</text:span><text:span text:style-name="T196">Publication</text:span><text:span text:style-name="T194">]</text:span></text:p>
      <text:p text:style-name="P60"><text:span text:style-name="T180">Evenemen</text:span><text:span text:style-name="T181">t</text:span><text:span text:style-name="T179">[</text:span><text:span text:style-name="T180">#</text:span><text:span text:style-name="T182">organisateur</text:span><text:span text:style-name="T179">] ⊆</text:span><text:span text:style-name="T180"> </text:span><text:span text:style-name="T182">Utilisateur</text:span><text:span text:style-name="T179">[</text:span><text:span text:style-name="T196">login</text:span><text:span text:style-name="T194">]</text:span></text:p>
      <text:p text:style-name="P38"/>
      <text:p text:style-name="P38"/>
      <text:p text:style-name="P44">Evenement_Pass<text:span text:style-name="T209">e</text:span></text:p>
      <text:p text:style-name="P27"/>
      <text:p text:style-name="P15"><text:span text:style-name="T72">Dès qu’un évènement est passé, certaines données comme le nombre de participant</text:span><text:span text:style-name="T209">s</text:span><text:span text:style-name="T72"> et un lien web parlant de l’évènement sont archivé dans la table Evenement_pass</text:span><text:span text:style-name="T209">e</text:span><text:span text:style-name="T72">. Il y a un lien </text:span><text:span text:style-name="T209">0</text:span><text:span text:style-name="T72">-1 à 1-1 entre Evenement et Evenement_pass</text:span><text:span text:style-name="T209">e</text:span><text:span text:style-name="T72">, la table </text:span><text:span text:style-name="T209">Eve</text:span><text:span text:style-name="T72">nement_pass</text:span><text:span text:style-name="T209">e</text:span><text:span text:style-name="T72"> récupère donc la clé étrangère de l’ID de l’évènement qu’elle archive. </text:span><text:span text:style-name="T73">Pas besoin d’une table Evenement_Futur, tout évènement qui n’est pas dans Evenement_Passe est un évènement à venir. </text:span><text:span text:style-name="T222">On choisit de créer une table et non simplement de mettre un attribut booleen dans la table evenement puisque l’on souhaite archiver de nouvelles données dans la table Evenement_Passe qui ne seraient pas pertinentes dans la table Evenement telles que le nombre de participants étant venus, le lien de l’évènement, le programme qui a eu lieu...</text:span></text:p>
      <text:p text:style-name="P97"><text:span text:style-name="T223">Là encore, p</text:span>uisque chaque Evement_passé se réfère à un seul évènement, on met #ID_Evenement en Unique.</text:p>
      <text:p text:style-name="P97"/>
      <text:p text:style-name="P97"><text:soft-page-break/></text:p>
      <text:p text:style-name="P57"><text:span text:style-name="T5">Evevenement_Passe(</text:span><text:span text:style-name="T33">ID_</text:span><text:span text:style-name="T36">Archive</text:span><text:span text:style-name="T6">, programme, nb_Participants, lien, #ID_Evenement)</text:span></text:p>
      <text:p text:style-name="P106"><text:span text:style-name="T192">Evenement_Passe</text:span><text:span text:style-name="T193">[</text:span><text:span text:style-name="T192">#ID_Evenement</text:span><text:span text:style-name="T193">] ⊆ </text:span><text:span text:style-name="T192">Evenement</text:span><text:span text:style-name="T193">[</text:span><text:span text:style-name="T184">ID_Evenement</text:span><text:span text:style-name="T185">]</text:span></text:p>
      <text:p text:style-name="P106"><text:span text:style-name="T185"/></text:p>
      <text:p text:style-name="P106"><text:span text:style-name="T185"/></text:p>
      <text:p text:style-name="P106"><text:span text:style-name="T206">Interesse</text:span></text:p>
      <text:p text:style-name="P29"/>
      <text:p text:style-name="P39"><text:span text:style-name="T8">Chaque utilisateur peut être intéressé par 0-n évènements et chaque évènements peut intéresser 0-n utilisateurs, la table de </text:span><text:span text:style-name="T11">Interesse</text:span><text:span text:style-name="T8"> est donc une table de liaison identifiée par le couple de clés étrangères <text:s/></text:span><text:span text:style-name="T16">#</text:span><text:span text:style-name="T38">ID_Utilisateur, </text:span><text:span text:style-name="T39">#</text:span><text:span text:style-name="T38">ID_Évènement</text:span><text:span text:style-name="T8">. On ajoute un attribut boolé</text:span><text:span text:style-name="T11">e</text:span><text:span text:style-name="T8">n participe qu’on met à false par défaut. Ceux dont l’attribut participe est à false sont simplement intéressés et ceux dont l’attribut est à true sont </text:span><text:span text:style-name="T9">certains de venir, on a réglé </text:span><text:span text:style-name="T21">la contrainte qui voulait qu’un utilisateur ne pouvait pas se déclarer à la fois intéréssé et certain de venir en fusionnant les 2 tables Intéresse et participe en une seule et en ajoutant un attribut booléen.</text:span></text:p>
      <text:p text:style-name="P39"><text:span text:style-name="T6"><text:line-break/></text:span><text:span text:style-name="T168">Interesse</text:span><text:span text:style-name="T169">(</text:span><text:span text:style-name="T170">#</text:span><text:span text:style-name="T159">ID_Evenement , #</text:span><text:span text:style-name="T160">ID_Utilisateur</text:span><text:span text:style-name="T169"> , </text:span><text:span text:style-name="T168">participe</text:span><text:span text:style-name="T169">)</text:span></text:p>
      <text:p text:style-name="P58"><text:span text:style-name="T180">Interesse</text:span><text:span text:style-name="T179">[</text:span><text:span text:style-name="T195">#ID_Evenement</text:span><text:span text:style-name="T179">] ⊆ </text:span><text:span text:style-name="T180">Evenement</text:span><text:span text:style-name="T179">[</text:span><text:span text:style-name="T195">ID_Evenement</text:span><text:span text:style-name="T194">]</text:span></text:p>
      <text:p text:style-name="P58"><text:span text:style-name="T180">Interesse</text:span><text:span text:style-name="T179">[</text:span><text:span text:style-name="T195">#ID_Utilisateur</text:span><text:span text:style-name="T179">] ⊆ </text:span><text:span text:style-name="T180">Utilisateur</text:span><text:span text:style-name="T179">[</text:span><text:span text:style-name="T195">login</text:span><text:span text:style-name="T194">]</text:span></text:p>
      <text:p text:style-name="P86"/>
      <text:p text:style-name="P86"/>
      <text:p text:style-name="P88">G<text:span text:style-name="T217">enre/</text:span><text:span text:style-name="T218">Sous_Genre</text:span></text:p>
      <text:p text:style-name="P84"/>
      <text:p text:style-name="P84"><text:span text:style-name="T25">Liste de Genres cinématographiques </text:span><text:span text:style-name="T27">i</text:span><text:span text:style-name="T25">dentifiés par leur</text:span><text:span text:style-name="T27"> nom. </text:span><text:span text:style-name="T2">Chaque genre peut avoir 0-n sous genres et chaque sous-genre peut avoir </text:span><text:span text:style-name="T3">peut être issu de 1-</text:span><text:span text:style-name="T27">2</text:span><text:span text:style-name="T3"> genres d’origine (exemple </text:span><text:bookmark text:name="firstHeading2"/><text:span text:style-name="T25">Comédie horrifique</text:span><text:span text:style-name="T3">). On a donc une association réflexive [</text:span><text:span text:style-name="T27">1-2</text:span><text:span text:style-name="T3">,n], </text:span><text:span text:style-name="T27">qu’on traduit en donnant à la table </text:span><text:span text:style-name="T29">Sous_</text:span><text:span text:style-name="T27">Genre deux clés étrangères #parent1 et #parent2 tous deux potentiellement nuls. </text:span></text:p>
      <text:p text:style-name="P84"><text:span text:style-name="T25"><text:line-break/></text:span><text:span text:style-name="T176">Sous_G</text:span><text:span text:style-name="T173">enre(</text:span><text:span text:style-name="T174"> </text:span><text:span text:style-name="T177">nom</text:span><text:span text:style-name="T173">, </text:span><text:span text:style-name="T175">#parent1, #parent2</text:span><text:span text:style-name="T173">)</text:span><text:span text:style-name="T25"> </text:span></text:p>
      <text:p text:style-name="P109"><text:span text:style-name="T219">Sous_</text:span><text:span text:style-name="T211">Genre</text:span><text:span text:style-name="T75">[</text:span><text:span text:style-name="T178">#</text:span><text:span text:style-name="T211">parent1</text:span><text:span text:style-name="T75">] ⊆ </text:span><text:span text:style-name="T210">Genre</text:span><text:span text:style-name="T51">[</text:span><text:span text:style-name="T65">nom</text:span><text:span text:style-name="T61">]</text:span></text:p>
      <text:p text:style-name="P98"><text:span text:style-name="T191">Sous_</text:span><text:span text:style-name="T186">Genre</text:span><text:span text:style-name="T187">[</text:span><text:span text:style-name="T188">#</text:span><text:span text:style-name="T186">parent2</text:span><text:span text:style-name="T187">] ⊆ </text:span><text:span text:style-name="T189">Genre</text:span><text:span text:style-name="T187">[</text:span><text:span text:style-name="T183">nom</text:span><text:span text:style-name="T190">]</text:span></text:p>
      <text:p text:style-name="P108"><text:span text:style-name="T165">G</text:span><text:span text:style-name="T166">enre(</text:span><text:span text:style-name="T167"> </text:span><text:span text:style-name="T154">nom</text:span><text:span text:style-name="T166">)</text:span></text:p>
      <text:p text:style-name="P46"/>
      <text:p text:style-name="P46"/>
      <text:p text:style-name="P31"><text:span text:style-name="T207">F</text:span><text:span text:style-name="T208">ilm</text:span></text:p>
      <text:p text:style-name="P47"/>
      <text:p text:style-name="P22"><text:s/>Chaque Film possède <text:span text:style-name="T71">un titre ainsi que </text:span>1-1 réalisateur tandis qu’un réalisateur a réalisé 1-n films, son réalisateur <text:span text:style-name="T71">est donc une clé étrangère </text:span><text:span text:style-name="T79">qui se réfère à ID_Artiste de la table Ar</text:span><text:span text:style-name="T144">tis</text:span><text:span text:style-name="T79">te</text:span>. Film possède aussi une liaison 1-1 à 1-n vers <text:span text:style-name="T71">Genre puisqu’un film possède un genre précis et que chaque genre a été représenté par 1 à n films, la classe Film a donc également une clé étrangère vers Genre. On ajoute des attributs nombre d’entrées et nombre d’oscars remportés ainsi qu’année de sortie. <text:line-break/></text:span><text:span text:style-name="T145">Plusieurs films peuvent avoir le même titre mais tous films ayant le même réalisateur ont un titre différent, Film est donc une entité faible qui s’identifie par le couple </text:span><text:span text:style-name="T63">t</text:span><text:span text:style-name="T64">itre, #ID_Realisateur</text:span><text:span text:style-name="T145">.</text:span></text:p>
      <text:p text:style-name="P22"/>
      <text:p text:style-name="P61"><text:span text:style-name="T82">Film(</text:span><text:span text:style-name="T87">t</text:span><text:span text:style-name="T34">itre</text:span><text:span text:style-name="T40">, </text:span><text:span text:style-name="T34">#ID_Realisateur</text:span><text:span text:style-name="T82"> , </text:span><text:span text:style-name="T83">nb_Oscars, nb_Entr</text:span><text:span text:style-name="T84">e</text:span><text:span text:style-name="T83">es, ann</text:span><text:span text:style-name="T84">e</text:span><text:span text:style-name="T83">e</text:span><text:span text:style-name="T82">, </text:span><text:span text:style-name="T83">#</text:span><text:span text:style-name="T87">genre</text:span><text:span text:style-name="T83">)</text:span></text:p>
      <text:p text:style-name="P73"><text:span text:style-name="T84">Film</text:span><text:span text:style-name="T81">[</text:span><text:span text:style-name="T41">#</text:span><text:span text:style-name="T45">ID_Realisateur</text:span><text:span text:style-name="T81">] ⊆ </text:span><text:span text:style-name="T84">Artiste</text:span><text:span text:style-name="T35">[</text:span><text:span text:style-name="T45">ID_Artiste</text:span><text:span text:style-name="T42">]</text:span><text:span text:style-name="T81"> <text:s text:c="2"/></text:span></text:p>
      <text:p text:style-name="P74"><text:span text:style-name="T84">Film</text:span><text:span text:style-name="T81">[</text:span><text:span text:style-name="T85">#</text:span><text:span text:style-name="T87">genre</text:span><text:span text:style-name="T81">] ⊆ </text:span><text:span text:style-name="T84">Genre</text:span><text:span text:style-name="T35">[</text:span><text:span text:style-name="T46">nom</text:span><text:span text:style-name="T42">]</text:span><text:span text:style-name="T81"> <text:s/></text:span></text:p>
      <text:p text:style-name="P81"/>
      <text:p text:style-name="P81"/>
      <text:p text:style-name="P81"/>
      <text:p text:style-name="P81"/>
      <text:p text:style-name="P81"/>
      <text:p text:style-name="P34"><text:soft-page-break/>Acteur</text:p>
      <text:p text:style-name="P30"/>
      <text:p text:style-name="P40"><text:span text:style-name="T115">La table Acteur est une table de liaison qui répertorie tous les artistes qui sont des acteur et s’identifie par un couple de clés étrangères </text:span><text:span text:style-name="T126">#ID_Film, #ID_Acteur</text:span><text:span text:style-name="T115">. </text:span><text:span text:style-name="T116">Comme Film est une entité faible il s’agit en réalité d’un trio </text:span><text:span text:style-name="T115"><text:s/></text:span><text:span text:style-name="T126">#</text:span><text:span text:style-name="T128">titre, #realisateur </text:span><text:span text:style-name="T126">, #</text:span><text:span text:style-name="T128">acteur</text:span><text:span text:style-name="T116"> avec #titre et #realisateur se référant à titre et ID_Realisateur de la classe Film, et #acteur se référant à ID_Artiste de la classe Artiste.</text:span></text:p>
      <text:p text:style-name="P80"><text:span text:style-name="T116">I</text:span><text:span text:style-name="T112">l n’y a pas de table Réalisateur puisqu’il n’y a qu’un réalisateur par film, il a donc suffit de</text:span><text:span text:style-name="T115"> </text:span><text:span text:style-name="T112">lier la table Film par une clé étrangère à la table Artiste. De même on aurait pu envisager une table de liaison Figurant entre Film et Utilisateur, ou une table de liaison Equipe_Effets_Speciaux, entre </text:span><text:span text:style-name="T118">groupe et Artiste …</text:span></text:p>
      <text:p text:style-name="P82"/>
      <text:p text:style-name="P53"><text:span text:style-name="T121">A</text:span><text:span text:style-name="T122">cteur(</text:span><text:span text:style-name="T127">#</text:span><text:span text:style-name="T129">titre</text:span><text:span text:style-name="T127"> , </text:span><text:span text:style-name="T129">#realisateur, </text:span><text:span text:style-name="T127"><text:s/>#</text:span><text:span text:style-name="T129">acteur</text:span><text:span text:style-name="T122">)</text:span></text:p>
      <text:p text:style-name="P75"><text:span text:style-name="T86">Acteur</text:span><text:span text:style-name="T81">[</text:span><text:span text:style-name="T41">#</text:span><text:span text:style-name="T47">titre</text:span><text:span text:style-name="T81">] ⊆ </text:span><text:span text:style-name="T88">Film</text:span><text:span text:style-name="T35">[</text:span><text:span text:style-name="T47">titre</text:span><text:span text:style-name="T42">]</text:span></text:p>
      <text:p text:style-name="P76"><text:span text:style-name="T86">Acteur</text:span><text:span text:style-name="T81">[</text:span><text:span text:style-name="T41">#</text:span><text:span text:style-name="T47">realisateur</text:span><text:span text:style-name="T81">] ⊆ </text:span><text:span text:style-name="T88">Film</text:span><text:span text:style-name="T81">[</text:span><text:span text:style-name="T47">ID_Realisateur</text:span><text:span text:style-name="T89">]</text:span></text:p>
      <text:p text:style-name="P77"><text:span text:style-name="T86">Acteur</text:span><text:span text:style-name="T81">[</text:span><text:span text:style-name="T41">#</text:span><text:span text:style-name="T48">acteur</text:span><text:span text:style-name="T81">] ⊆</text:span><text:span text:style-name="T88"> </text:span><text:span text:style-name="T90">Artiste</text:span><text:span text:style-name="T81">[</text:span><text:span text:style-name="T47">ID_</text:span><text:span text:style-name="T48">Artiste</text:span><text:span text:style-name="T89">]</text:span></text:p>
      <text:p text:style-name="P110"/>
      <text:p text:style-name="P2"/>
      <text:p text:style-name="P2"><text:span text:style-name="T50">Groupe</text:span><text:span text:style-name="T75"> </text:span></text:p>
      <text:p text:style-name="P2"/>
      <text:p text:style-name="P8"><text:span text:style-name="T146">L</text:span>es différentes classes de groupes n’ont pas de caractéristiques intéressantes et ne génère pas vraiment d’attribut essentiels, on peut donc facilement procéder à une élimination des filles et ajouter simplement un attribut type au groupe en fonction qu’il s’agisse d’un club, <text:span text:style-name="T146">d’un groupe de presse,</text:span> d’un <text:span text:style-name="T76">studio, </text:span><text:span text:style-name="T198">d’</text:span><text:span text:style-name="T76">organisateurs de festivals, d’</text:span><text:span text:style-name="T198">une salle de cinéma. </text:span></text:p>
      <text:p text:style-name="P8"><text:span text:style-name="T198">On pourrait imaginer que c’est le créateur</text:span> <text:span text:style-name="T198">du groupe qui détermine quel type de groupe il a créé, qu’il y invite les utilisateur qu’il souhaite en tant que membres, et qu’il peut associer son groupe à un lieu, ce qui peut être utile si il s’agit d’une salle de cinéma par exemple, mais on laisse toute cette partie à l’application.</text:span></text:p>
      <text:p text:style-name="P8"><text:span text:style-name="T198">L</text:span>a classe groupe elle même n’a pas beaucoup d’intérêt puisque nous avons fait le choix de dire que n’importe quel utilisateur pouvait organiser un évènement et pas forcément un groupe tel qu’un salle de cinéma. <text:span text:style-name="T76">On change </text:span><text:span text:style-name="T146">donc</text:span><text:span text:style-name="T76"> notre représentation en considérant qu’un groupe est en réalité un groupe d’utilisateurs caractérisé par son nom et son créateur. On a donc une liaison 1-1 à 1-n de Utilisateur vers Groupe, puisque chaque groupe ne possède qu’un créateur et que chaque utilisateur peut créer autant de groupes qu’il le souhaite. Groupé récupère donc la clé étrangère </text:span><text:span text:style-name="T146">#createur</text:span><text:span text:style-name="T76"> </text:span><text:span text:style-name="T146">issue de l’attribut login de la classe Utilisateur.</text:span></text:p>
      <text:p text:style-name="P9"/>
      <text:p text:style-name="P52">Groupe( <text:span text:style-name="T32">ID_Groupe,</text:span> nom, type_<text:span text:style-name="T216">g</text:span>, <text:span text:style-name="T146">#createur</text:span>)</text:p>
      <text:p text:style-name="P69"><text:span text:style-name="T212">Groupe</text:span><text:span text:style-name="T75">[</text:span><text:span text:style-name="T178">#</text:span><text:span text:style-name="T212">createur</text:span><text:span text:style-name="T75">] ⊆ </text:span><text:span text:style-name="T212">Utilisateur </text:span><text:span text:style-name="T51">[</text:span><text:span text:style-name="T66">login</text:span><text:span text:style-name="T61">]</text:span></text:p>
      <text:p text:style-name="P4"/>
      <text:p text:style-name="P4"/>
      <text:p text:style-name="P24">Membres</text:p>
      <text:p text:style-name="P4"/>
      <text:p text:style-name="P14">De plus on a une liaison 0-n à 1-n de Utilisateur vers groupe puisque chaque utilisateur peut rejoindre autant de groupe qu’il le souhaite et chaque groupe peut contenir autant utilisateur qu’il le souhaite. On obtient une table de liaison appelée Membres identifiée par une clé étrangère <text:span text:style-name="T147">#</text:span><text:span text:style-name="T148">membre</text:span><text:span text:style-name="T147"> </text:span><text:span text:style-name="T148">issue de l’attribut login de la table Utilisateur</text:span> et une clé étrangère <text:span text:style-name="T147">#</text:span><text:span text:style-name="T148">groupe issue de l’attribut ID_Groupe de la table Groupe</text:span>.</text:p>
      <text:p text:style-name="P4"/>
      <text:p text:style-name="P52">Membres(<text:span text:style-name="T32"> #</text:span><text:span text:style-name="T67">groupe</text:span><text:span text:style-name="T32">, #</text:span><text:span text:style-name="T67">login</text:span><text:span text:style-name="T77">)</text:span></text:p>
      <text:p text:style-name="P70"><text:span text:style-name="T213">Membres</text:span><text:span text:style-name="T75">[</text:span><text:span text:style-name="T178">#</text:span><text:span text:style-name="T213">groupe</text:span><text:span text:style-name="T75">] ⊆ </text:span><text:span text:style-name="T212">Groupe </text:span><text:span text:style-name="T51">[</text:span><text:span text:style-name="T67">ID_Groupe</text:span><text:span text:style-name="T61">]</text:span></text:p>
      <text:p text:style-name="P70"><text:span text:style-name="T213">Membres</text:span><text:span text:style-name="T75">[</text:span><text:span text:style-name="T178">#</text:span><text:span text:style-name="T213">login</text:span><text:span text:style-name="T75">] ⊆ </text:span><text:span text:style-name="T212">Utilisateur </text:span><text:span text:style-name="T51">[</text:span><text:span text:style-name="T66">login</text:span><text:span text:style-name="T61">]</text:span></text:p>
      <text:p text:style-name="P52"/>
      <text:p text:style-name="P10"/>
      <text:p text:style-name="P25"><text:soft-page-break/>Follow</text:p>
      <text:p text:style-name="P5"/>
      <text:p text:style-name="P11">La table Follow est<text:span text:style-name="T1"> une association réflexive [n,n] </text:span><text:span text:style-name="T78">de la table utilisateur, l’attribut </text:span><text:span text:style-name="T214">suivi</text:span><text:span text:style-name="T78"> désigne celui qui est suivi et </text:span><text:span text:style-name="T214">su</text:span><text:span text:style-name="T78">iveur désigne celui qui suit. Ce sont deux clés étrangères login de la table Utilisateur. On considère que sont amis les utilisateurs qui se suivent mutuellement, pas besoin de </text:span><text:span text:style-name="T224">garder la</text:span><text:span text:style-name="T78"> table amis.</text:span></text:p>
      <text:p text:style-name="P11"/>
      <text:p text:style-name="P50">Follow(<text:span text:style-name="T32">#</text:span><text:span text:style-name="T68">s</text:span><text:span text:style-name="T32">uivi , #</text:span><text:span text:style-name="T68">s</text:span><text:span text:style-name="T32">uiveur</text:span>)</text:p>
      <text:p text:style-name="P71"><text:span text:style-name="T214">Follow</text:span><text:span text:style-name="T75">[</text:span><text:span text:style-name="T178">#</text:span><text:span text:style-name="T214">suivi</text:span><text:span text:style-name="T75">] ⊆ </text:span><text:span text:style-name="T214">Utilisateur</text:span><text:span text:style-name="T212"> </text:span><text:span text:style-name="T51">[</text:span><text:span text:style-name="T68">login</text:span><text:span text:style-name="T61">]</text:span></text:p>
      <text:p text:style-name="P71"><text:span text:style-name="T214">Follow</text:span><text:span text:style-name="T75">[</text:span><text:span text:style-name="T178">#</text:span><text:span text:style-name="T214">suiveur</text:span><text:span text:style-name="T75">] ⊆ </text:span><text:span text:style-name="T214">Utilisateur</text:span><text:span text:style-name="T212"> </text:span><text:span text:style-name="T75">[</text:span><text:span text:style-name="T214">login</text:span><text:span text:style-name="T200">]</text:span></text:p>
      <text:p text:style-name="P13"/>
      <text:p text:style-name="P13"/>
      <text:p text:style-name="P35">Historique</text:p>
      <text:p text:style-name="P7"/>
      <text:p text:style-name="P20"><text:span text:style-name="T214">Pour faciliter le travail de la partie applicatio</text:span>n, <text:span text:style-name="T214">on</text:span> ajoute une table de liaison entre Utilisateur et Sujet qui symbolise l’historique de recherche de chaque utilisateur. A chaque fois qu’un utilisateur recherche un mot clé dans la barre de recherche, celui-ci est stocké <text:span text:style-name="T214">par l’application</text:span> dans son historique avec la date de sa recherche. Comme un utilisateur peut effectuer la même recherche plusieurs fois, la table s’identifie par un duo de clés étrangère <text:span text:style-name="T32">#</text:span><text:span text:style-name="T68">utilisateur</text:span><text:span text:style-name="T32">, #</text:span><text:span text:style-name="T68">sujet</text:span>, plus un attribut <text:span text:style-name="T32">date</text:span> correspond à la date<text:span text:style-name="T214">(précise avec l’heure)</text:span> à laquelle l’utilisateur a effectué sa recherche.</text:p>
      <text:p text:style-name="P12"/>
      <text:p text:style-name="P51"><text:span text:style-name="T149">Historique</text:span>(<text:span text:style-name="T32">#</text:span><text:span text:style-name="T68">utilisateur</text:span><text:span text:style-name="T32"> , #</text:span><text:span text:style-name="T68">sujet</text:span><text:span text:style-name="T56">, date</text:span>)</text:p>
      <text:p text:style-name="P71"><text:span text:style-name="T214">Historique</text:span><text:span text:style-name="T75">[</text:span><text:span text:style-name="T57">#</text:span><text:span text:style-name="T68">ID_Utilisateur</text:span><text:span text:style-name="T75">] ⊆ </text:span><text:span text:style-name="T214">Utilisateur</text:span><text:span text:style-name="T212"> </text:span><text:span text:style-name="T51">[</text:span><text:span text:style-name="T68">login</text:span><text:span text:style-name="T61">]</text:span></text:p>
      <text:p text:style-name="P71"><text:span text:style-name="T214">Historique</text:span><text:span text:style-name="T75">[</text:span><text:span text:style-name="T57">#</text:span><text:span text:style-name="T68">ID_Sujet</text:span><text:span text:style-name="T75">] ⊆</text:span><text:span text:style-name="T214"> Sujet</text:span><text:span text:style-name="T212"> </text:span><text:span text:style-name="T75">[</text:span><text:span text:style-name="T68">nom</text:span><text:span text:style-name="T200">]</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5T18:07:29.956186823</meta:creation-date>
    <meta:generator>LibreOffice/7.3.7.2$Linux_X86_64 LibreOffice_project/30$Build-2</meta:generator>
    <dc:date>2024-05-27T06:26:04.434889080</dc:date>
    <meta:editing-duration>PT19H19M18S</meta:editing-duration>
    <meta:editing-cycles>100</meta:editing-cycles>
    <meta:document-statistic meta:table-count="0" meta:image-count="0" meta:object-count="0" meta:page-count="6" meta:paragraph-count="95" meta:word-count="2130" meta:character-count="14300" meta:non-whitespace-character-count="12209"/>
  </office:meta>
</office:document-meta>
</file>